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46pt"/>
    </style:style>
    <style:style style:name="co3" style:family="table-column">
      <style:table-column-properties fo:break-before="auto" style:column-width="96.69pt"/>
    </style:style>
    <style:style style:name="co4" style:family="table-column">
      <style:table-column-properties fo:break-before="auto" style:column-width="109.05pt"/>
    </style:style>
    <style:style style:name="co5" style:family="table-column">
      <style:table-column-properties fo:break-before="auto" style:column-width="85.66pt"/>
    </style:style>
    <style:style style:name="co6" style:family="table-column">
      <style:table-column-properties fo:break-before="auto" style:column-width="63.5pt"/>
    </style:style>
    <style:style style:name="co7" style:family="table-column">
      <style:table-column-properties fo:break-before="auto" style:column-width="122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/>
      <table:table table:name="PC Specs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mpute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cessor</text:p>
          </table:table-cell>
          <table:table-cell table:style-name="ce1" office:value-type="string" calcext:value-type="string">
            <text:p>8x Intel(R) Core(TM) i7-4770 CPU @ 3.40GHz</text:p>
          </table:table-cell>
          <table:table-cell table:number-columns-repeated="6"/>
        </table:table-row>
        <table:table-row table:style-name="ro3">
          <table:table-cell office:value-type="string" calcext:value-type="string" table:number-columns-spanned="2" table:number-rows-spanned="1">
            <text:p>Memory</text:p>
          </table:table-cell>
          <table:covered-table-cell/>
          <table:table-cell table:style-name="ce1" office:value-type="string" calcext:value-type="string">
            <text:p>8087MB (3385MB used)</text:p>
          </table:table-cell>
          <table:table-cell table:number-columns-repeated="5"/>
        </table:table-row>
        <table:table-row table:style-name="ro4">
          <table:table-cell office:value-type="string" calcext:value-type="string" table:number-columns-spanned="3" table:number-rows-spanned="1">
            <text:p>Operating System</text:p>
          </table:table-cell>
          <table:covered-table-cell table:number-columns-repeated="2"/>
          <table:table-cell table:style-name="ce1" office:value-type="string" calcext:value-type="string">
            <text:p>Ubuntu 16.04.3 LTS</text:p>
          </table:table-cell>
          <table:table-cell table:number-columns-repeated="4"/>
        </table:table-row>
        <table:table-row table:style-name="ro4">
          <table:table-cell office:value-type="string" calcext:value-type="string" table:number-columns-spanned="4" table:number-rows-spanned="1">
            <text:p>User Name</text:p>
          </table:table-cell>
          <table:covered-table-cell table:number-columns-repeated="3"/>
          <table:table-cell table:style-name="ce1" office:value-type="string" calcext:value-type="string">
            <text:p>alien1 (Alien1)</text:p>
          </table:table-cell>
          <table:table-cell table:number-columns-repeated="3"/>
        </table:table-row>
        <table:table-row table:style-name="ro3">
          <table:table-cell office:value-type="string" calcext:value-type="string" table:number-columns-spanned="5" table:number-rows-spanned="1">
            <text:p>Date/Time</text:p>
          </table:table-cell>
          <table:covered-table-cell table:number-columns-repeated="4"/>
          <table:table-cell table:style-name="ce1" office:value-type="string" calcext:value-type="string">
            <text:p>vie 10 nov 2017 09:29:30 C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lay</text:p>
          </table:table-cell>
          <table:table-cell table:number-columns-repeated="7"/>
        </table:table-row>
        <table:table-row table:style-name="ro4">
          <table:table-cell office:value-type="string" calcext:value-type="string" table:number-columns-spanned="6" table:number-rows-spanned="1">
            <text:p>Resolution</text:p>
          </table:table-cell>
          <table:covered-table-cell table:number-columns-repeated="5"/>
          <table:table-cell table:style-name="ce1" office:value-type="string" calcext:value-type="string">
            <text:p>1920x1080 pixels</text:p>
          </table:table-cell>
          <table:table-cell/>
        </table:table-row>
        <table:table-row table:style-name="ro3">
          <table:table-cell office:value-type="string" calcext:value-type="string" table:number-columns-spanned="7" table:number-rows-spanned="1">
            <text:p>OpenGL Renderer</text:p>
          </table:table-cell>
          <table:covered-table-cell table:number-columns-repeated="6"/>
          <table:table-cell table:style-name="ce1" office:value-type="string" calcext:value-type="string">
            <text:p>GeForce GTX 670/PCIe/SSE2</text:p>
          </table:table-cell>
        </table:table-row>
      </table:table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default-cell-style-name="ce2"/>
        <table:table-column table:style-name="co7" table:default-cell-style-name="Default"/>
        <table:table-column table:style-name="co1" table:default-cell-style-name="ce2"/>
        <table:table-column table:style-name="co1" table:number-columns-repeated="13" table:default-cell-style-name="Default"/>
        <table:table-row table:style-name="ro1">
          <table:table-cell table:formula="of:=AVERAGE([.A3:.A111])" office:value-type="float" office:value="40.577476146789" calcext:value-type="float">
            <text:p>40.5774761468</text:p>
          </table:table-cell>
          <table:table-cell table:formula="of:=AVERAGE([.B3:.B111])" office:value-type="float" office:value="0.0244326596330275" calcext:value-type="float">
            <text:p>0.0244326596</text:p>
          </table:table-cell>
          <table:table-cell table:formula="of:=AVERAGE([.C3:.C111])" office:value-type="float" office:value="2000" calcext:value-type="float">
            <text:p>2000</text:p>
          </table:table-cell>
          <table:table-cell table:formula="of:=AVERAGE([.D3:.D111])" office:value-type="float" office:value="6.8324495412844E+156" calcext:value-type="float">
            <text:p>6.8324495412844E+156</text:p>
          </table:table-cell>
          <table:table-cell table:formula="of:=AVERAGE([.E3:.E111])" office:value-type="float" office:value="0.000147703137614679" calcext:value-type="float">
            <text:p>0.0001477031</text:p>
          </table:table-cell>
          <table:table-cell table:formula="of:=AVERAGE([.F3:.F111])" office:value-type="float" office:value="4.35376238535923E+196" calcext:value-type="float">
            <text:p>4.35E+196</text:p>
          </table:table-cell>
          <table:table-cell table:formula="of:=AVERAGE([.G3:.G111])" office:value-type="float" office:value="1.21047339449541E+156" calcext:value-type="float">
            <text:p>1.21047339449541E+156</text:p>
          </table:table-cell>
          <table:table-cell table:formula="of:=AVERAGE([.H3:.H111])" office:value-type="float" office:value="5.22748440366972E+082" calcext:value-type="float">
            <text:p>5.23E+82</text:p>
          </table:table-cell>
          <table:table-cell table:formula="of:=AVERAGE([.I3:.I111])" office:value-type="float" office:value="7.48807339449541E+026" calcext:value-type="float">
            <text:p>7.48807339449541E+026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Avg FPS </text:p>
          </table:table-cell>
          <table:table-cell office:value-type="string" calcext:value-type="string">
            <text:p><text:s/>Avg Step Duration </text:p>
          </table:table-cell>
          <table:table-cell office:value-type="string" calcext:value-type="string">
            <text:p><text:s/>Time Steps </text:p>
          </table:table-cell>
          <table:table-cell office:value-type="string" calcext:value-type="string">
            <text:p><text:s/>Find neighbors </text:p>
          </table:table-cell>
          <table:table-cell office:value-type="string" calcext:value-type="string">
            <text:p><text:s/>Corrected Velocity </text:p>
          </table:table-cell>
          <table:table-cell table:style-name="Default" office:value-type="string" calcext:value-type="string">
            <text:p><text:s/>Intermediate Velocity </text:p>
          </table:table-cell>
          <table:table-cell office:value-type="string" calcext:value-type="string">
            <text:p><text:s/>Density-Pressure </text:p>
          </table:table-cell>
          <table:table-cell table:style-name="Default" office:value-type="string" calcext:value-type="string">
            <text:p><text:s/>Cell model </text:p>
          </table:table-cell>
          <table:table-cell office:value-type="string" calcext:value-type="string">
            <text:p><text:s/>ForcesK </text:p>
          </table:table-cell>
          <table:table-cell table:style-name="Default" office:value-type="string" calcext:value-type="string">
            <text:p><text:s/>Alpha </text:p>
          </table:table-cell>
          <table:table-cell office:value-type="string" calcext:value-type="string">
            <text:p><text:s/>Beta </text:p>
          </table:table-cell>
          <table:table-cell office:value-type="string" calcext:value-type="string">
            <text:p><text:s/>Mu </text:p>
          </table:table-cell>
          <table:table-cell office:value-type="string" calcext:value-type="string">
            <text:p><text:s/>sigma </text:p>
          </table:table-cell>
          <table:table-cell office:value-type="string" calcext:value-type="string">
            <text:p><text:s/>Stim strength </text:p>
          </table:table-cell>
          <table:table-cell office:value-type="string" calcext:value-type="string">
            <text:p><text:s/>FH_VT </text:p>
          </table:table-cell>
          <table:table-cell office:value-type="string" calcext:value-type="string">
            <text:p><text:s/>FH_VP </text:p>
          </table:table-cell>
          <table:table-cell office:value-type="string" calcext:value-type="string">
            <text:p><text:s/>FH_VR </text:p>
          </table:table-cell>
          <table:table-cell office:value-type="string" calcext:value-type="string">
            <text:p><text:s/>C1 </text:p>
          </table:table-cell>
          <table:table-cell office:value-type="string" calcext:value-type="string">
            <text:p><text:s/>C2 </text:p>
          </table:table-cell>
          <table:table-cell office:value-type="string" calcext:value-type="string">
            <text:p><text:s/>C3 </text:p>
          </table:table-cell>
          <table:table-cell office:value-type="string" calcext:value-type="string">
            <text:p><text:s/>C4</text:p>
          </table:table-cell>
          <table:table-cell table:number-columns-repeated="2"/>
        </table:table-row>
        <table:table-row table:style-name="ro1">
          <table:table-cell office:value-type="float" office:value="39.9881" calcext:value-type="float">
            <text:p>39.9881</text:p>
          </table:table-cell>
          <table:table-cell office:value-type="float" office:value="0.0247602" calcext:value-type="float">
            <text:p>0.024760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56309" calcext:value-type="float">
            <text:p>0.000156309</text:p>
          </table:table-cell>
          <table:table-cell office:value-type="float" office:value="0.00016395" calcext:value-type="float">
            <text:p>0.00016395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7505" calcext:value-type="float">
            <text:p>0.00477505</text:p>
          </table:table-cell>
          <table:table-cell office:value-type="float" office:value="0.0000283267" calcext:value-type="float">
            <text:p>2.83E-05</text:p>
          </table:table-cell>
          <table:table-cell office:value-type="float" office:value="0.0132687" calcext:value-type="float">
            <text:p>0.0132687</text:p>
          </table:table-cell>
          <table:table-cell office:value-type="float" office:value="0.0000430487" calcext:value-type="float">
            <text:p>4.30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1.3812" calcext:value-type="float">
            <text:p>41.3812</text:p>
          </table:table-cell>
          <table:table-cell office:value-type="float" office:value="0.0239576" calcext:value-type="float">
            <text:p>0.0239576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.06391E+158" calcext:value-type="float">
            <text:p>1.06E+158</text:p>
          </table:table-cell>
          <table:table-cell office:value-type="float" office:value="0.000125833" calcext:value-type="float">
            <text:p>0.000125833</text:p>
          </table:table-cell>
          <table:table-cell office:value-type="float" office:value="5.93753E+186" calcext:value-type="float">
            <text:p>5.94E+186</text:p>
          </table:table-cell>
          <table:table-cell table:style-name="ce2" office:value-type="float" office:value="1.88488E+157" calcext:value-type="float">
            <text:p>1.88E+157</text:p>
          </table:table-cell>
          <table:table-cell office:value-type="float" office:value="8.13994E+083" calcext:value-type="float">
            <text:p>8.14E+83</text:p>
          </table:table-cell>
          <table:table-cell table:style-name="ce2" office:value-type="float" office:value="1.166E+028" calcext:value-type="float">
            <text:p>1.17E+28</text:p>
          </table:table-cell>
          <table:table-cell office:value-type="float" office:value="2.61829E+258" calcext:value-type="float">
            <text:p>2.62E+258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1.7515" calcext:value-type="float">
            <text:p>41.7515</text:p>
          </table:table-cell>
          <table:table-cell office:value-type="float" office:value="0.0237583" calcext:value-type="float">
            <text:p>0.0237583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26654" calcext:value-type="float">
            <text:p>0.000126654</text:p>
          </table:table-cell>
          <table:table-cell office:value-type="float" office:value="0.000148038" calcext:value-type="float">
            <text:p>0.000148038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58517" calcext:value-type="float">
            <text:p>0.00458517</text:p>
          </table:table-cell>
          <table:table-cell office:value-type="float" office:value="0.0000272369" calcext:value-type="float">
            <text:p>2.72E-05</text:p>
          </table:table-cell>
          <table:table-cell office:value-type="float" office:value="0.0127844" calcext:value-type="float">
            <text:p>0.0127844</text:p>
          </table:table-cell>
          <table:table-cell office:value-type="float" office:value="0.0000419818" calcext:value-type="float">
            <text:p>4.20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1.0107" calcext:value-type="float">
            <text:p>41.0107</text:p>
          </table:table-cell>
          <table:table-cell office:value-type="float" office:value="0.0241734" calcext:value-type="float">
            <text:p>0.0241734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23433" calcext:value-type="float">
            <text:p>0.000123433</text:p>
          </table:table-cell>
          <table:table-cell office:value-type="float" office:value="0.000142138" calcext:value-type="float">
            <text:p>0.000142138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68728" calcext:value-type="float">
            <text:p>0.00468728</text:p>
          </table:table-cell>
          <table:table-cell office:value-type="float" office:value="0.0000274227" calcext:value-type="float">
            <text:p>2.74E-05</text:p>
          </table:table-cell>
          <table:table-cell office:value-type="float" office:value="0.0129992" calcext:value-type="float">
            <text:p>0.0129992</text:p>
          </table:table-cell>
          <table:table-cell office:value-type="float" office:value="0.0000422561" calcext:value-type="float">
            <text:p>4.23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7747" calcext:value-type="float">
            <text:p>40.7747</text:p>
          </table:table-cell>
          <table:table-cell office:value-type="float" office:value="0.0243196" calcext:value-type="float">
            <text:p>0.0243196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20695" calcext:value-type="float">
            <text:p>0.000120695</text:p>
          </table:table-cell>
          <table:table-cell office:value-type="float" office:value="0.000137702" calcext:value-type="float">
            <text:p>0.000137702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3441" calcext:value-type="float">
            <text:p>0.00473441</text:p>
          </table:table-cell>
          <table:table-cell office:value-type="float" office:value="0.0000278844" calcext:value-type="float">
            <text:p>2.79E-05</text:p>
          </table:table-cell>
          <table:table-cell office:value-type="float" office:value="0.0130837" calcext:value-type="float">
            <text:p>0.0130837</text:p>
          </table:table-cell>
          <table:table-cell office:value-type="float" office:value="0.0000428211" calcext:value-type="float">
            <text:p>4.28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4544" calcext:value-type="float">
            <text:p>40.4544</text:p>
          </table:table-cell>
          <table:table-cell office:value-type="float" office:value="0.0245063" calcext:value-type="float">
            <text:p>0.0245063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12323" calcext:value-type="float">
            <text:p>0.000112323</text:p>
          </table:table-cell>
          <table:table-cell office:value-type="float" office:value="0.000134751" calcext:value-type="float">
            <text:p>0.000134751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3191" calcext:value-type="float">
            <text:p>0.00473191</text:p>
          </table:table-cell>
          <table:table-cell office:value-type="float" office:value="0.0000276129" calcext:value-type="float">
            <text:p>2.76E-05</text:p>
          </table:table-cell>
          <table:table-cell office:value-type="float" office:value="0.0130623" calcext:value-type="float">
            <text:p>0.0130623</text:p>
          </table:table-cell>
          <table:table-cell office:value-type="float" office:value="0.0000425057" calcext:value-type="float">
            <text:p>4.25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4821" calcext:value-type="float">
            <text:p>40.4821</text:p>
          </table:table-cell>
          <table:table-cell office:value-type="float" office:value="0.0244689" calcext:value-type="float">
            <text:p>0.0244689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13867" calcext:value-type="float">
            <text:p>0.000113867</text:p>
          </table:table-cell>
          <table:table-cell office:value-type="float" office:value="0.000133458" calcext:value-type="float">
            <text:p>0.000133458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5685" calcext:value-type="float">
            <text:p>0.00475685</text:p>
          </table:table-cell>
          <table:table-cell office:value-type="float" office:value="0.0000280216" calcext:value-type="float">
            <text:p>2.80E-05</text:p>
          </table:table-cell>
          <table:table-cell office:value-type="float" office:value="0.0130867" calcext:value-type="float">
            <text:p>0.0130867</text:p>
          </table:table-cell>
          <table:table-cell office:value-type="float" office:value="0.0000427413" calcext:value-type="float">
            <text:p>4.27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39.752" calcext:value-type="float">
            <text:p>39.752</text:p>
          </table:table-cell>
          <table:table-cell office:value-type="float" office:value="0.0249242" calcext:value-type="float">
            <text:p>0.024924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24502" calcext:value-type="float">
            <text:p>0.000124502</text:p>
          </table:table-cell>
          <table:table-cell office:value-type="float" office:value="0.000135979" calcext:value-type="float">
            <text:p>0.000135979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85507" calcext:value-type="float">
            <text:p>0.00485507</text:p>
          </table:table-cell>
          <table:table-cell office:value-type="float" office:value="0.0000294254" calcext:value-type="float">
            <text:p>2.94E-05</text:p>
          </table:table-cell>
          <table:table-cell office:value-type="float" office:value="0.013368" calcext:value-type="float">
            <text:p>0.013368</text:p>
          </table:table-cell>
          <table:table-cell office:value-type="float" office:value="0.0000444808" calcext:value-type="float">
            <text:p>4.45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1.0551" calcext:value-type="float">
            <text:p>41.0551</text:p>
          </table:table-cell>
          <table:table-cell office:value-type="float" office:value="0.0241375" calcext:value-type="float">
            <text:p>0.0241375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.06391E+158" calcext:value-type="float">
            <text:p>1.06E+158</text:p>
          </table:table-cell>
          <table:table-cell office:value-type="float" office:value="0.000135202" calcext:value-type="float">
            <text:p>0.000135202</text:p>
          </table:table-cell>
          <table:table-cell office:value-type="float" office:value="5.93753E+186" calcext:value-type="float">
            <text:p>5.94E+186</text:p>
          </table:table-cell>
          <table:table-cell table:style-name="ce2" office:value-type="float" office:value="1.88488E+157" calcext:value-type="float">
            <text:p>1.88E+157</text:p>
          </table:table-cell>
          <table:table-cell office:value-type="float" office:value="8.13994E+083" calcext:value-type="float">
            <text:p>8.14E+83</text:p>
          </table:table-cell>
          <table:table-cell table:style-name="ce2" office:value-type="float" office:value="1.166E+028" calcext:value-type="float">
            <text:p>1.17E+28</text:p>
          </table:table-cell>
          <table:table-cell office:value-type="float" office:value="2.61829E+258" calcext:value-type="float">
            <text:p>2.62E+258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947" calcext:value-type="float">
            <text:p>40.947</text:p>
          </table:table-cell>
          <table:table-cell office:value-type="float" office:value="0.0242082" calcext:value-type="float">
            <text:p>0.024208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03442" calcext:value-type="float">
            <text:p>0.000103442</text:p>
          </table:table-cell>
          <table:table-cell office:value-type="float" office:value="0.000126269" calcext:value-type="float">
            <text:p>0.000126269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0821" calcext:value-type="float">
            <text:p>0.00470821</text:p>
          </table:table-cell>
          <table:table-cell office:value-type="float" office:value="0.0000275325" calcext:value-type="float">
            <text:p>2.75E-05</text:p>
          </table:table-cell>
          <table:table-cell office:value-type="float" office:value="0.0131024" calcext:value-type="float">
            <text:p>0.0131024</text:p>
          </table:table-cell>
          <table:table-cell office:value-type="float" office:value="0.0000425829" calcext:value-type="float">
            <text:p>4.26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1.2485" calcext:value-type="float">
            <text:p>41.2485</text:p>
          </table:table-cell>
          <table:table-cell office:value-type="float" office:value="0.0240345" calcext:value-type="float">
            <text:p>0.024034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06877" calcext:value-type="float">
            <text:p>0.000106877</text:p>
          </table:table-cell>
          <table:table-cell office:value-type="float" office:value="0.00012678" calcext:value-type="float">
            <text:p>0.00012678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67104" calcext:value-type="float">
            <text:p>0.00467104</text:p>
          </table:table-cell>
          <table:table-cell office:value-type="float" office:value="0.0000280272" calcext:value-type="float">
            <text:p>2.80E-05</text:p>
          </table:table-cell>
          <table:table-cell office:value-type="float" office:value="0.0130755" calcext:value-type="float">
            <text:p>0.0130755</text:p>
          </table:table-cell>
          <table:table-cell office:value-type="float" office:value="0.0000430919" calcext:value-type="float">
            <text:p>4.31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1.2106" calcext:value-type="float">
            <text:p>41.2106</text:p>
          </table:table-cell>
          <table:table-cell office:value-type="float" office:value="0.0240582" calcext:value-type="float">
            <text:p>0.024058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00921" calcext:value-type="float">
            <text:p>0.000100921</text:p>
          </table:table-cell>
          <table:table-cell office:value-type="float" office:value="0.000128175" calcext:value-type="float">
            <text:p>0.000128175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68974" calcext:value-type="float">
            <text:p>0.00468974</text:p>
          </table:table-cell>
          <table:table-cell office:value-type="float" office:value="0.0000274001" calcext:value-type="float">
            <text:p>2.74E-05</text:p>
          </table:table-cell>
          <table:table-cell office:value-type="float" office:value="0.0130477" calcext:value-type="float">
            <text:p>0.0130477</text:p>
          </table:table-cell>
          <table:table-cell office:value-type="float" office:value="0.000042325" calcext:value-type="float">
            <text:p>4.23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1.3008" calcext:value-type="float">
            <text:p>41.3008</text:p>
          </table:table-cell>
          <table:table-cell office:value-type="float" office:value="0.0240071" calcext:value-type="float">
            <text:p>0.0240071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0776" calcext:value-type="float">
            <text:p>0.00010776</text:p>
          </table:table-cell>
          <table:table-cell office:value-type="float" office:value="0.000132131" calcext:value-type="float">
            <text:p>0.000132131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67051" calcext:value-type="float">
            <text:p>0.00467051</text:p>
          </table:table-cell>
          <table:table-cell office:value-type="float" office:value="0.000027295" calcext:value-type="float">
            <text:p>2.73E-05</text:p>
          </table:table-cell>
          <table:table-cell office:value-type="float" office:value="0.0129946" calcext:value-type="float">
            <text:p>0.0129946</text:p>
          </table:table-cell>
          <table:table-cell office:value-type="float" office:value="0.0000421755" calcext:value-type="float">
            <text:p>4.22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1.7943" calcext:value-type="float">
            <text:p>41.7943</text:p>
          </table:table-cell>
          <table:table-cell office:value-type="float" office:value="0.0237192" calcext:value-type="float">
            <text:p>0.023719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07275" calcext:value-type="float">
            <text:p>0.000107275</text:p>
          </table:table-cell>
          <table:table-cell office:value-type="float" office:value="0.000134944" calcext:value-type="float">
            <text:p>0.000134944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6027" calcext:value-type="float">
            <text:p>0.0046027</text:p>
          </table:table-cell>
          <table:table-cell office:value-type="float" office:value="0.0000273843" calcext:value-type="float">
            <text:p>2.74E-05</text:p>
          </table:table-cell>
          <table:table-cell office:value-type="float" office:value="0.0128917" calcext:value-type="float">
            <text:p>0.0128917</text:p>
          </table:table-cell>
          <table:table-cell office:value-type="float" office:value="0.0000422255" calcext:value-type="float">
            <text:p>4.22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39.7011" calcext:value-type="float">
            <text:p>39.7011</text:p>
          </table:table-cell>
          <table:table-cell office:value-type="float" office:value="0.0249671" calcext:value-type="float">
            <text:p>0.0249671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05642" calcext:value-type="float">
            <text:p>0.000105642</text:p>
          </table:table-cell>
          <table:table-cell office:value-type="float" office:value="0.000128843" calcext:value-type="float">
            <text:p>0.000128843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89387" calcext:value-type="float">
            <text:p>0.00489387</text:p>
          </table:table-cell>
          <table:table-cell office:value-type="float" office:value="0.000029536" calcext:value-type="float">
            <text:p>2.95E-05</text:p>
          </table:table-cell>
          <table:table-cell office:value-type="float" office:value="0.0134808" calcext:value-type="float">
            <text:p>0.0134808</text:p>
          </table:table-cell>
          <table:table-cell office:value-type="float" office:value="0.0000447664" calcext:value-type="float">
            <text:p>4.48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1.2435" calcext:value-type="float">
            <text:p>41.2435</text:p>
          </table:table-cell>
          <table:table-cell office:value-type="float" office:value="0.024042" calcext:value-type="float">
            <text:p>0.02404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10431" calcext:value-type="float">
            <text:p>0.000110431</text:p>
          </table:table-cell>
          <table:table-cell office:value-type="float" office:value="0.000129738" calcext:value-type="float">
            <text:p>0.000129738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68249" calcext:value-type="float">
            <text:p>0.00468249</text:p>
          </table:table-cell>
          <table:table-cell office:value-type="float" office:value="0.0000273534" calcext:value-type="float">
            <text:p>2.74E-05</text:p>
          </table:table-cell>
          <table:table-cell office:value-type="float" office:value="0.0130228" calcext:value-type="float">
            <text:p>0.0130228</text:p>
          </table:table-cell>
          <table:table-cell office:value-type="float" office:value="0.0000423213" calcext:value-type="float">
            <text:p>4.23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1.1556" calcext:value-type="float">
            <text:p>41.1556</text:p>
          </table:table-cell>
          <table:table-cell office:value-type="float" office:value="0.0240805" calcext:value-type="float">
            <text:p>0.024080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04895" calcext:value-type="float">
            <text:p>0.000104895</text:p>
          </table:table-cell>
          <table:table-cell office:value-type="float" office:value="0.000129808" calcext:value-type="float">
            <text:p>0.000129808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6905" calcext:value-type="float">
            <text:p>0.0046905</text:p>
          </table:table-cell>
          <table:table-cell office:value-type="float" office:value="0.0000274092" calcext:value-type="float">
            <text:p>2.74E-05</text:p>
          </table:table-cell>
          <table:table-cell office:value-type="float" office:value="0.0130457" calcext:value-type="float">
            <text:p>0.0130457</text:p>
          </table:table-cell>
          <table:table-cell office:value-type="float" office:value="0.0000424545" calcext:value-type="float">
            <text:p>4.25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1.2669" calcext:value-type="float">
            <text:p>41.2669</text:p>
          </table:table-cell>
          <table:table-cell office:value-type="float" office:value="0.024024" calcext:value-type="float">
            <text:p>0.024024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11815" calcext:value-type="float">
            <text:p>0.000111815</text:p>
          </table:table-cell>
          <table:table-cell office:value-type="float" office:value="0.000132412" calcext:value-type="float">
            <text:p>0.000132412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67724" calcext:value-type="float">
            <text:p>0.00467724</text:p>
          </table:table-cell>
          <table:table-cell office:value-type="float" office:value="0.0000283583" calcext:value-type="float">
            <text:p>2.84E-05</text:p>
          </table:table-cell>
          <table:table-cell office:value-type="float" office:value="0.0130368" calcext:value-type="float">
            <text:p>0.0130368</text:p>
          </table:table-cell>
          <table:table-cell office:value-type="float" office:value="0.000042554" calcext:value-type="float">
            <text:p>4.26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1.6491" calcext:value-type="float">
            <text:p>41.6491</text:p>
          </table:table-cell>
          <table:table-cell office:value-type="float" office:value="0.0237923" calcext:value-type="float">
            <text:p>0.0237923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12692" calcext:value-type="float">
            <text:p>0.000112692</text:p>
          </table:table-cell>
          <table:table-cell office:value-type="float" office:value="0.000124432" calcext:value-type="float">
            <text:p>0.000124432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64571" calcext:value-type="float">
            <text:p>0.00464571</text:p>
          </table:table-cell>
          <table:table-cell office:value-type="float" office:value="0.0000272801" calcext:value-type="float">
            <text:p>2.73E-05</text:p>
          </table:table-cell>
          <table:table-cell office:value-type="float" office:value="0.012898" calcext:value-type="float">
            <text:p>0.012898</text:p>
          </table:table-cell>
          <table:table-cell office:value-type="float" office:value="0.0000420249" calcext:value-type="float">
            <text:p>4.20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3424" calcext:value-type="float">
            <text:p>40.3424</text:p>
          </table:table-cell>
          <table:table-cell office:value-type="float" office:value="0.0245749" calcext:value-type="float">
            <text:p>0.0245749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0914" calcext:value-type="float">
            <text:p>0.00010914</text:p>
          </table:table-cell>
          <table:table-cell office:value-type="float" office:value="0.000133297" calcext:value-type="float">
            <text:p>0.000133297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5538" calcext:value-type="float">
            <text:p>0.00475538</text:p>
          </table:table-cell>
          <table:table-cell office:value-type="float" office:value="0.000027689" calcext:value-type="float">
            <text:p>2.77E-05</text:p>
          </table:table-cell>
          <table:table-cell office:value-type="float" office:value="0.0132618" calcext:value-type="float">
            <text:p>0.0132618</text:p>
          </table:table-cell>
          <table:table-cell office:value-type="float" office:value="0.0000426902" calcext:value-type="float">
            <text:p>4.27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1.9002" calcext:value-type="float">
            <text:p>41.9002</text:p>
          </table:table-cell>
          <table:table-cell office:value-type="float" office:value="0.0236464" calcext:value-type="float">
            <text:p>0.0236464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.06391E+158" calcext:value-type="float">
            <text:p>1.06E+158</text:p>
          </table:table-cell>
          <table:table-cell office:value-type="float" office:value="0.000130199" calcext:value-type="float">
            <text:p>0.000130199</text:p>
          </table:table-cell>
          <table:table-cell office:value-type="float" office:value="5.93753E+186" calcext:value-type="float">
            <text:p>5.94E+186</text:p>
          </table:table-cell>
          <table:table-cell table:style-name="ce2" office:value-type="float" office:value="1.88488E+157" calcext:value-type="float">
            <text:p>1.88E+157</text:p>
          </table:table-cell>
          <table:table-cell office:value-type="float" office:value="8.13994E+083" calcext:value-type="float">
            <text:p>8.14E+83</text:p>
          </table:table-cell>
          <table:table-cell table:style-name="ce2" office:value-type="float" office:value="1.166E+028" calcext:value-type="float">
            <text:p>1.17E+28</text:p>
          </table:table-cell>
          <table:table-cell office:value-type="float" office:value="2.61829E+258" calcext:value-type="float">
            <text:p>2.62E+258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1.5592" calcext:value-type="float">
            <text:p>41.5592</text:p>
          </table:table-cell>
          <table:table-cell office:value-type="float" office:value="0.0238446" calcext:value-type="float">
            <text:p>0.0238446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05507" calcext:value-type="float">
            <text:p>0.000105507</text:p>
          </table:table-cell>
          <table:table-cell office:value-type="float" office:value="0.000133409" calcext:value-type="float">
            <text:p>0.000133409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63444" calcext:value-type="float">
            <text:p>0.00463444</text:p>
          </table:table-cell>
          <table:table-cell office:value-type="float" office:value="0.0000272764" calcext:value-type="float">
            <text:p>2.73E-05</text:p>
          </table:table-cell>
          <table:table-cell office:value-type="float" office:value="0.0129221" calcext:value-type="float">
            <text:p>0.0129221</text:p>
          </table:table-cell>
          <table:table-cell office:value-type="float" office:value="0.0000420925" calcext:value-type="float">
            <text:p>4.21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1.8588" calcext:value-type="float">
            <text:p>41.8588</text:p>
          </table:table-cell>
          <table:table-cell office:value-type="float" office:value="0.0236717" calcext:value-type="float">
            <text:p>0.0236717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20009" calcext:value-type="float">
            <text:p>0.000120009</text:p>
          </table:table-cell>
          <table:table-cell office:value-type="float" office:value="0.000133052" calcext:value-type="float">
            <text:p>0.000133052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60714" calcext:value-type="float">
            <text:p>0.00460714</text:p>
          </table:table-cell>
          <table:table-cell office:value-type="float" office:value="0.0000270588" calcext:value-type="float">
            <text:p>2.71E-05</text:p>
          </table:table-cell>
          <table:table-cell office:value-type="float" office:value="0.0128095" calcext:value-type="float">
            <text:p>0.0128095</text:p>
          </table:table-cell>
          <table:table-cell office:value-type="float" office:value="0.0000417577" calcext:value-type="float">
            <text:p>4.18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7799" calcext:value-type="float">
            <text:p>40.7799</text:p>
          </table:table-cell>
          <table:table-cell office:value-type="float" office:value="0.024307" calcext:value-type="float">
            <text:p>0.024307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07428" calcext:value-type="float">
            <text:p>0.000107428</text:p>
          </table:table-cell>
          <table:table-cell office:value-type="float" office:value="0.00013141" calcext:value-type="float">
            <text:p>0.00013141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3811" calcext:value-type="float">
            <text:p>0.00473811</text:p>
          </table:table-cell>
          <table:table-cell office:value-type="float" office:value="0.0000287869" calcext:value-type="float">
            <text:p>2.88E-05</text:p>
          </table:table-cell>
          <table:table-cell office:value-type="float" office:value="0.0131555" calcext:value-type="float">
            <text:p>0.0131555</text:p>
          </table:table-cell>
          <table:table-cell office:value-type="float" office:value="0.0000428021" calcext:value-type="float">
            <text:p>4.28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1.2731" calcext:value-type="float">
            <text:p>41.2731</text:p>
          </table:table-cell>
          <table:table-cell office:value-type="float" office:value="0.0240161" calcext:value-type="float">
            <text:p>0.0240161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.06391E+158" calcext:value-type="float">
            <text:p>1.06E+158</text:p>
          </table:table-cell>
          <table:table-cell office:value-type="float" office:value="0.000138729" calcext:value-type="float">
            <text:p>0.000138729</text:p>
          </table:table-cell>
          <table:table-cell office:value-type="float" office:value="5.93753E+186" calcext:value-type="float">
            <text:p>5.94E+186</text:p>
          </table:table-cell>
          <table:table-cell table:style-name="ce2" office:value-type="float" office:value="1.88488E+157" calcext:value-type="float">
            <text:p>1.88E+157</text:p>
          </table:table-cell>
          <table:table-cell office:value-type="float" office:value="8.13994E+083" calcext:value-type="float">
            <text:p>8.14E+83</text:p>
          </table:table-cell>
          <table:table-cell table:style-name="ce2" office:value-type="float" office:value="1.166E+028" calcext:value-type="float">
            <text:p>1.17E+28</text:p>
          </table:table-cell>
          <table:table-cell office:value-type="float" office:value="2.61829E+258" calcext:value-type="float">
            <text:p>2.62E+258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1.3416" calcext:value-type="float">
            <text:p>41.3416</text:p>
          </table:table-cell>
          <table:table-cell office:value-type="float" office:value="0.0239766" calcext:value-type="float">
            <text:p>0.0239766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11316" calcext:value-type="float">
            <text:p>0.000111316</text:p>
          </table:table-cell>
          <table:table-cell office:value-type="float" office:value="0.000127907" calcext:value-type="float">
            <text:p>0.000127907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67246" calcext:value-type="float">
            <text:p>0.00467246</text:p>
          </table:table-cell>
          <table:table-cell office:value-type="float" office:value="0.0000275996" calcext:value-type="float">
            <text:p>2.76E-05</text:p>
          </table:table-cell>
          <table:table-cell office:value-type="float" office:value="0.0130046" calcext:value-type="float">
            <text:p>0.0130046</text:p>
          </table:table-cell>
          <table:table-cell office:value-type="float" office:value="0.0000424235" calcext:value-type="float">
            <text:p>4.24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1.1811" calcext:value-type="float">
            <text:p>41.1811</text:p>
          </table:table-cell>
          <table:table-cell office:value-type="float" office:value="0.0240916" calcext:value-type="float">
            <text:p>0.0240916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12296" calcext:value-type="float">
            <text:p>0.000112296</text:p>
          </table:table-cell>
          <table:table-cell office:value-type="float" office:value="0.000130714" calcext:value-type="float">
            <text:p>0.000130714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6884" calcext:value-type="float">
            <text:p>0.0046884</text:p>
          </table:table-cell>
          <table:table-cell office:value-type="float" office:value="0.0000275638" calcext:value-type="float">
            <text:p>2.76E-05</text:p>
          </table:table-cell>
          <table:table-cell office:value-type="float" office:value="0.0130626" calcext:value-type="float">
            <text:p>0.0130626</text:p>
          </table:table-cell>
          <table:table-cell office:value-type="float" office:value="0.0000425391" calcext:value-type="float">
            <text:p>4.25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1.0182" calcext:value-type="float">
            <text:p>41.0182</text:p>
          </table:table-cell>
          <table:table-cell office:value-type="float" office:value="0.024174" calcext:value-type="float">
            <text:p>0.024174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0603" calcext:value-type="float">
            <text:p>0.00010603</text:p>
          </table:table-cell>
          <table:table-cell office:value-type="float" office:value="0.000130963" calcext:value-type="float">
            <text:p>0.000130963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0559" calcext:value-type="float">
            <text:p>0.00470559</text:p>
          </table:table-cell>
          <table:table-cell office:value-type="float" office:value="0.0000276718" calcext:value-type="float">
            <text:p>2.77E-05</text:p>
          </table:table-cell>
          <table:table-cell office:value-type="float" office:value="0.0131116" calcext:value-type="float">
            <text:p>0.0131116</text:p>
          </table:table-cell>
          <table:table-cell office:value-type="float" office:value="0.000042643" calcext:value-type="float">
            <text:p>4.26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1.3103" calcext:value-type="float">
            <text:p>41.3103</text:p>
          </table:table-cell>
          <table:table-cell office:value-type="float" office:value="0.0239779" calcext:value-type="float">
            <text:p>0.0239779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11942" calcext:value-type="float">
            <text:p>0.000111942</text:p>
          </table:table-cell>
          <table:table-cell office:value-type="float" office:value="0.000132102" calcext:value-type="float">
            <text:p>0.000132102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65976" calcext:value-type="float">
            <text:p>0.00465976</text:p>
          </table:table-cell>
          <table:table-cell office:value-type="float" office:value="0.0000276502" calcext:value-type="float">
            <text:p>2.77E-05</text:p>
          </table:table-cell>
          <table:table-cell office:value-type="float" office:value="0.0130325" calcext:value-type="float">
            <text:p>0.0130325</text:p>
          </table:table-cell>
          <table:table-cell office:value-type="float" office:value="0.0000426514" calcext:value-type="float">
            <text:p>4.27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9636" calcext:value-type="float">
            <text:p>40.9636</text:p>
          </table:table-cell>
          <table:table-cell office:value-type="float" office:value="0.0241961" calcext:value-type="float">
            <text:p>0.0241961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11648" calcext:value-type="float">
            <text:p>0.000111648</text:p>
          </table:table-cell>
          <table:table-cell office:value-type="float" office:value="0.000132962" calcext:value-type="float">
            <text:p>0.000132962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119" calcext:value-type="float">
            <text:p>0.0047119</text:p>
          </table:table-cell>
          <table:table-cell office:value-type="float" office:value="0.0000275694" calcext:value-type="float">
            <text:p>2.76E-05</text:p>
          </table:table-cell>
          <table:table-cell office:value-type="float" office:value="0.0130948" calcext:value-type="float">
            <text:p>0.0130948</text:p>
          </table:table-cell>
          <table:table-cell office:value-type="float" office:value="0.0000425647" calcext:value-type="float">
            <text:p>4.26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1.2257" calcext:value-type="float">
            <text:p>41.2257</text:p>
          </table:table-cell>
          <table:table-cell office:value-type="float" office:value="0.0240634" calcext:value-type="float">
            <text:p>0.0240634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24339" calcext:value-type="float">
            <text:p>0.000124339</text:p>
          </table:table-cell>
          <table:table-cell office:value-type="float" office:value="0.00013846" calcext:value-type="float">
            <text:p>0.00013846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67376" calcext:value-type="float">
            <text:p>0.00467376</text:p>
          </table:table-cell>
          <table:table-cell office:value-type="float" office:value="0.0000273888" calcext:value-type="float">
            <text:p>2.74E-05</text:p>
          </table:table-cell>
          <table:table-cell office:value-type="float" office:value="0.0129386" calcext:value-type="float">
            <text:p>0.0129386</text:p>
          </table:table-cell>
          <table:table-cell office:value-type="float" office:value="0.0000421181" calcext:value-type="float">
            <text:p>4.21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9611" calcext:value-type="float">
            <text:p>40.9611</text:p>
          </table:table-cell>
          <table:table-cell office:value-type="float" office:value="0.0242265" calcext:value-type="float">
            <text:p>0.024226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15056" calcext:value-type="float">
            <text:p>0.000115056</text:p>
          </table:table-cell>
          <table:table-cell office:value-type="float" office:value="0.000129812" calcext:value-type="float">
            <text:p>0.000129812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0974" calcext:value-type="float">
            <text:p>0.00470974</text:p>
          </table:table-cell>
          <table:table-cell office:value-type="float" office:value="0.0000273129" calcext:value-type="float">
            <text:p>2.73E-05</text:p>
          </table:table-cell>
          <table:table-cell office:value-type="float" office:value="0.0129855" calcext:value-type="float">
            <text:p>0.0129855</text:p>
          </table:table-cell>
          <table:table-cell office:value-type="float" office:value="0.0000420881" calcext:value-type="float">
            <text:p>4.21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4313" calcext:value-type="float">
            <text:p>40.4313</text:p>
          </table:table-cell>
          <table:table-cell office:value-type="float" office:value="0.0245309" calcext:value-type="float">
            <text:p>0.0245309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2287" calcext:value-type="float">
            <text:p>0.00012287</text:p>
          </table:table-cell>
          <table:table-cell office:value-type="float" office:value="0.000129935" calcext:value-type="float">
            <text:p>0.000129935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7631" calcext:value-type="float">
            <text:p>0.00477631</text:p>
          </table:table-cell>
          <table:table-cell office:value-type="float" office:value="0.0000281523" calcext:value-type="float">
            <text:p>2.82E-05</text:p>
          </table:table-cell>
          <table:table-cell office:value-type="float" office:value="0.0131945" calcext:value-type="float">
            <text:p>0.0131945</text:p>
          </table:table-cell>
          <table:table-cell office:value-type="float" office:value="0.000043088" calcext:value-type="float">
            <text:p>4.31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5741" calcext:value-type="float">
            <text:p>40.5741</text:p>
          </table:table-cell>
          <table:table-cell office:value-type="float" office:value="0.0244295" calcext:value-type="float">
            <text:p>0.024429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18901" calcext:value-type="float">
            <text:p>0.000118901</text:p>
          </table:table-cell>
          <table:table-cell office:value-type="float" office:value="0.000135308" calcext:value-type="float">
            <text:p>0.000135308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4109" calcext:value-type="float">
            <text:p>0.00474109</text:p>
          </table:table-cell>
          <table:table-cell office:value-type="float" office:value="0.0000278237" calcext:value-type="float">
            <text:p>2.78E-05</text:p>
          </table:table-cell>
          <table:table-cell office:value-type="float" office:value="0.0131348" calcext:value-type="float">
            <text:p>0.0131348</text:p>
          </table:table-cell>
          <table:table-cell office:value-type="float" office:value="0.000042853" calcext:value-type="float">
            <text:p>4.29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1.1255" calcext:value-type="float">
            <text:p>41.1255</text:p>
          </table:table-cell>
          <table:table-cell office:value-type="float" office:value="0.0241148" calcext:value-type="float">
            <text:p>0.0241148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15318" calcext:value-type="float">
            <text:p>0.000115318</text:p>
          </table:table-cell>
          <table:table-cell office:value-type="float" office:value="0.000131696" calcext:value-type="float">
            <text:p>0.000131696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66098" calcext:value-type="float">
            <text:p>0.00466098</text:p>
          </table:table-cell>
          <table:table-cell office:value-type="float" office:value="0.0000275055" calcext:value-type="float">
            <text:p>2.75E-05</text:p>
          </table:table-cell>
          <table:table-cell office:value-type="float" office:value="0.012935" calcext:value-type="float">
            <text:p>0.012935</text:p>
          </table:table-cell>
          <table:table-cell office:value-type="float" office:value="0.0000422838" calcext:value-type="float">
            <text:p>4.23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8925" calcext:value-type="float">
            <text:p>40.8925</text:p>
          </table:table-cell>
          <table:table-cell office:value-type="float" office:value="0.0242561" calcext:value-type="float">
            <text:p>0.0242561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18652" calcext:value-type="float">
            <text:p>0.000118652</text:p>
          </table:table-cell>
          <table:table-cell office:value-type="float" office:value="0.000127447" calcext:value-type="float">
            <text:p>0.000127447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2273" calcext:value-type="float">
            <text:p>0.00472273</text:p>
          </table:table-cell>
          <table:table-cell office:value-type="float" office:value="0.0000277101" calcext:value-type="float">
            <text:p>2.77E-05</text:p>
          </table:table-cell>
          <table:table-cell office:value-type="float" office:value="0.0130708" calcext:value-type="float">
            <text:p>0.0130708</text:p>
          </table:table-cell>
          <table:table-cell office:value-type="float" office:value="0.0000425483" calcext:value-type="float">
            <text:p>4.25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4536" calcext:value-type="float">
            <text:p>40.4536</text:p>
          </table:table-cell>
          <table:table-cell office:value-type="float" office:value="0.0244958" calcext:value-type="float">
            <text:p>0.0244958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16897" calcext:value-type="float">
            <text:p>0.000116897</text:p>
          </table:table-cell>
          <table:table-cell office:value-type="float" office:value="0.000129626" calcext:value-type="float">
            <text:p>0.000129626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7796" calcext:value-type="float">
            <text:p>0.00477796</text:p>
          </table:table-cell>
          <table:table-cell office:value-type="float" office:value="0.0000287966" calcext:value-type="float">
            <text:p>2.88E-05</text:p>
          </table:table-cell>
          <table:table-cell office:value-type="float" office:value="0.0131883" calcext:value-type="float">
            <text:p>0.0131883</text:p>
          </table:table-cell>
          <table:table-cell office:value-type="float" office:value="0.0000438934" calcext:value-type="float">
            <text:p>4.39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2411" calcext:value-type="float">
            <text:p>40.2411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35555" calcext:value-type="float">
            <text:p>0.000135555</text:p>
          </table:table-cell>
          <table:table-cell office:value-type="float" office:value="0.00014111" calcext:value-type="float">
            <text:p>0.00014111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9413" calcext:value-type="float">
            <text:p>0.00479413</text:p>
          </table:table-cell>
          <table:table-cell office:value-type="float" office:value="0.0000284105" calcext:value-type="float">
            <text:p>2.84E-05</text:p>
          </table:table-cell>
          <table:table-cell office:value-type="float" office:value="0.0132157" calcext:value-type="float">
            <text:p>0.0132157</text:p>
          </table:table-cell>
          <table:table-cell office:value-type="float" office:value="0.0000434276" calcext:value-type="float">
            <text:p>4.34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2663" calcext:value-type="float">
            <text:p>40.2663</text:p>
          </table:table-cell>
          <table:table-cell office:value-type="float" office:value="0.0246254" calcext:value-type="float">
            <text:p>0.0246254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22173" calcext:value-type="float">
            <text:p>0.000122173</text:p>
          </table:table-cell>
          <table:table-cell office:value-type="float" office:value="0.000136056" calcext:value-type="float">
            <text:p>0.000136056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3925" calcext:value-type="float">
            <text:p>0.00473925</text:p>
          </table:table-cell>
          <table:table-cell office:value-type="float" office:value="0.000027519" calcext:value-type="float">
            <text:p>2.75E-05</text:p>
          </table:table-cell>
          <table:table-cell office:value-type="float" office:value="0.0130201" calcext:value-type="float">
            <text:p>0.0130201</text:p>
          </table:table-cell>
          <table:table-cell office:value-type="float" office:value="0.0000422064" calcext:value-type="float">
            <text:p>4.22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8323" calcext:value-type="float">
            <text:p>40.8323</text:p>
          </table:table-cell>
          <table:table-cell office:value-type="float" office:value="0.024272" calcext:value-type="float">
            <text:p>0.02427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13422" calcext:value-type="float">
            <text:p>0.000113422</text:p>
          </table:table-cell>
          <table:table-cell office:value-type="float" office:value="0.000132745" calcext:value-type="float">
            <text:p>0.000132745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2162" calcext:value-type="float">
            <text:p>0.00472162</text:p>
          </table:table-cell>
          <table:table-cell office:value-type="float" office:value="0.0000274494" calcext:value-type="float">
            <text:p>2.74E-05</text:p>
          </table:table-cell>
          <table:table-cell office:value-type="float" office:value="0.0131258" calcext:value-type="float">
            <text:p>0.0131258</text:p>
          </table:table-cell>
          <table:table-cell office:value-type="float" office:value="0.0000424023" calcext:value-type="float">
            <text:p>4.24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1.1561" calcext:value-type="float">
            <text:p>41.1561</text:p>
          </table:table-cell>
          <table:table-cell office:value-type="float" office:value="0.0240818" calcext:value-type="float">
            <text:p>0.0240818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06763" calcext:value-type="float">
            <text:p>0.000106763</text:p>
          </table:table-cell>
          <table:table-cell office:value-type="float" office:value="0.000129149" calcext:value-type="float">
            <text:p>0.000129149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67736" calcext:value-type="float">
            <text:p>0.00467736</text:p>
          </table:table-cell>
          <table:table-cell office:value-type="float" office:value="0.0000276635" calcext:value-type="float">
            <text:p>2.77E-05</text:p>
          </table:table-cell>
          <table:table-cell office:value-type="float" office:value="0.0130488" calcext:value-type="float">
            <text:p>0.0130488</text:p>
          </table:table-cell>
          <table:table-cell office:value-type="float" office:value="0.0000425356" calcext:value-type="float">
            <text:p>4.25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962" calcext:value-type="float">
            <text:p>40.962</text:p>
          </table:table-cell>
          <table:table-cell office:value-type="float" office:value="0.0242131" calcext:value-type="float">
            <text:p>0.0242131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09403" calcext:value-type="float">
            <text:p>0.000109403</text:p>
          </table:table-cell>
          <table:table-cell office:value-type="float" office:value="0.000131879" calcext:value-type="float">
            <text:p>0.000131879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2081" calcext:value-type="float">
            <text:p>0.00472081</text:p>
          </table:table-cell>
          <table:table-cell office:value-type="float" office:value="0.0000276373" calcext:value-type="float">
            <text:p>2.76E-05</text:p>
          </table:table-cell>
          <table:table-cell office:value-type="float" office:value="0.0131238" calcext:value-type="float">
            <text:p>0.0131238</text:p>
          </table:table-cell>
          <table:table-cell office:value-type="float" office:value="0.0000425508" calcext:value-type="float">
            <text:p>4.26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1.2332" calcext:value-type="float">
            <text:p>41.2332</text:p>
          </table:table-cell>
          <table:table-cell office:value-type="float" office:value="0.0240524" calcext:value-type="float">
            <text:p>0.0240524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.06391E+158" calcext:value-type="float">
            <text:p>1.06E+158</text:p>
          </table:table-cell>
          <table:table-cell office:value-type="float" office:value="0.00013157" calcext:value-type="float">
            <text:p>0.00013157</text:p>
          </table:table-cell>
          <table:table-cell office:value-type="float" office:value="5.93753E+186" calcext:value-type="float">
            <text:p>5.94E+186</text:p>
          </table:table-cell>
          <table:table-cell table:style-name="ce2" office:value-type="float" office:value="1.88488E+157" calcext:value-type="float">
            <text:p>1.88E+157</text:p>
          </table:table-cell>
          <table:table-cell office:value-type="float" office:value="8.13994E+083" calcext:value-type="float">
            <text:p>8.14E+83</text:p>
          </table:table-cell>
          <table:table-cell table:style-name="ce2" office:value-type="float" office:value="1.166E+028" calcext:value-type="float">
            <text:p>1.17E+28</text:p>
          </table:table-cell>
          <table:table-cell office:value-type="float" office:value="2.61829E+258" calcext:value-type="float">
            <text:p>2.62E+258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1374" calcext:value-type="float">
            <text:p>40.1374</text:p>
          </table:table-cell>
          <table:table-cell office:value-type="float" office:value="0.024686" calcext:value-type="float">
            <text:p>0.024686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43641" calcext:value-type="float">
            <text:p>0.000143641</text:p>
          </table:table-cell>
          <table:table-cell office:value-type="float" office:value="0.000139479" calcext:value-type="float">
            <text:p>0.000139479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8717" calcext:value-type="float">
            <text:p>0.00478717</text:p>
          </table:table-cell>
          <table:table-cell office:value-type="float" office:value="0.0000283069" calcext:value-type="float">
            <text:p>2.83E-05</text:p>
          </table:table-cell>
          <table:table-cell office:value-type="float" office:value="0.0132922" calcext:value-type="float">
            <text:p>0.0132922</text:p>
          </table:table-cell>
          <table:table-cell office:value-type="float" office:value="0.0000436344" calcext:value-type="float">
            <text:p>4.36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39.4608" calcext:value-type="float">
            <text:p>39.4608</text:p>
          </table:table-cell>
          <table:table-cell office:value-type="float" office:value="0.0250362" calcext:value-type="float">
            <text:p>0.025036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81528" calcext:value-type="float">
            <text:p>0.000181528</text:p>
          </table:table-cell>
          <table:table-cell office:value-type="float" office:value="0.000163292" calcext:value-type="float">
            <text:p>0.000163292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82834" calcext:value-type="float">
            <text:p>0.00482834</text:p>
          </table:table-cell>
          <table:table-cell office:value-type="float" office:value="0.0000282023" calcext:value-type="float">
            <text:p>2.82E-05</text:p>
          </table:table-cell>
          <table:table-cell office:value-type="float" office:value="0.0133423" calcext:value-type="float">
            <text:p>0.0133423</text:p>
          </table:table-cell>
          <table:table-cell office:value-type="float" office:value="0.0000442448" calcext:value-type="float">
            <text:p>4.42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39.5724" calcext:value-type="float">
            <text:p>39.5724</text:p>
          </table:table-cell>
          <table:table-cell office:value-type="float" office:value="0.0250102" calcext:value-type="float">
            <text:p>0.025010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68861" calcext:value-type="float">
            <text:p>0.000168861</text:p>
          </table:table-cell>
          <table:table-cell office:value-type="float" office:value="0.000158099" calcext:value-type="float">
            <text:p>0.000158099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84425" calcext:value-type="float">
            <text:p>0.00484425</text:p>
          </table:table-cell>
          <table:table-cell office:value-type="float" office:value="0.0000293725" calcext:value-type="float">
            <text:p>2.94E-05</text:p>
          </table:table-cell>
          <table:table-cell office:value-type="float" office:value="0.0133217" calcext:value-type="float">
            <text:p>0.0133217</text:p>
          </table:table-cell>
          <table:table-cell office:value-type="float" office:value="0.0000435612" calcext:value-type="float">
            <text:p>4.36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39.9779" calcext:value-type="float">
            <text:p>39.9779</text:p>
          </table:table-cell>
          <table:table-cell office:value-type="float" office:value="0.0248047" calcext:value-type="float">
            <text:p>0.0248047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50667" calcext:value-type="float">
            <text:p>0.000150667</text:p>
          </table:table-cell>
          <table:table-cell office:value-type="float" office:value="0.000157742" calcext:value-type="float">
            <text:p>0.000157742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8909" calcext:value-type="float">
            <text:p>0.00478909</text:p>
          </table:table-cell>
          <table:table-cell office:value-type="float" office:value="0.0000281129" calcext:value-type="float">
            <text:p>2.81E-05</text:p>
          </table:table-cell>
          <table:table-cell office:value-type="float" office:value="0.0131942" calcext:value-type="float">
            <text:p>0.0131942</text:p>
          </table:table-cell>
          <table:table-cell office:value-type="float" office:value="0.0000432251" calcext:value-type="float">
            <text:p>4.32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39.6181" calcext:value-type="float">
            <text:p>39.6181</text:p>
          </table:table-cell>
          <table:table-cell office:value-type="float" office:value="0.0250283" calcext:value-type="float">
            <text:p>0.0250283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56348" calcext:value-type="float">
            <text:p>0.000156348</text:p>
          </table:table-cell>
          <table:table-cell office:value-type="float" office:value="0.000158748" calcext:value-type="float">
            <text:p>0.000158748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84586" calcext:value-type="float">
            <text:p>0.00484586</text:p>
          </table:table-cell>
          <table:table-cell office:value-type="float" office:value="0.0000284312" calcext:value-type="float">
            <text:p>2.84E-05</text:p>
          </table:table-cell>
          <table:table-cell office:value-type="float" office:value="0.0132962" calcext:value-type="float">
            <text:p>0.0132962</text:p>
          </table:table-cell>
          <table:table-cell office:value-type="float" office:value="0.0000440898" calcext:value-type="float">
            <text:p>4.41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39.6655" calcext:value-type="float">
            <text:p>39.6655</text:p>
          </table:table-cell>
          <table:table-cell office:value-type="float" office:value="0.0249822" calcext:value-type="float">
            <text:p>0.024982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62266" calcext:value-type="float">
            <text:p>0.000162266</text:p>
          </table:table-cell>
          <table:table-cell office:value-type="float" office:value="0.000166088" calcext:value-type="float">
            <text:p>0.000166088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81726" calcext:value-type="float">
            <text:p>0.00481726</text:p>
          </table:table-cell>
          <table:table-cell office:value-type="float" office:value="0.0000281777" calcext:value-type="float">
            <text:p>2.82E-05</text:p>
          </table:table-cell>
          <table:table-cell office:value-type="float" office:value="0.0132366" calcext:value-type="float">
            <text:p>0.0132366</text:p>
          </table:table-cell>
          <table:table-cell office:value-type="float" office:value="0.0000434491" calcext:value-type="float">
            <text:p>4.34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39.9928" calcext:value-type="float">
            <text:p>39.9928</text:p>
          </table:table-cell>
          <table:table-cell office:value-type="float" office:value="0.024795" calcext:value-type="float">
            <text:p>0.02479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55062" calcext:value-type="float">
            <text:p>0.000155062</text:p>
          </table:table-cell>
          <table:table-cell office:value-type="float" office:value="0.000154329" calcext:value-type="float">
            <text:p>0.000154329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8732" calcext:value-type="float">
            <text:p>0.00478732</text:p>
          </table:table-cell>
          <table:table-cell office:value-type="float" office:value="0.0000282912" calcext:value-type="float">
            <text:p>2.83E-05</text:p>
          </table:table-cell>
          <table:table-cell office:value-type="float" office:value="0.0132043" calcext:value-type="float">
            <text:p>0.0132043</text:p>
          </table:table-cell>
          <table:table-cell office:value-type="float" office:value="0.0000430829" calcext:value-type="float">
            <text:p>4.31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39.9383" calcext:value-type="float">
            <text:p>39.9383</text:p>
          </table:table-cell>
          <table:table-cell office:value-type="float" office:value="0.0248383" calcext:value-type="float">
            <text:p>0.0248383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.06391E+158" calcext:value-type="float">
            <text:p>1.06E+158</text:p>
          </table:table-cell>
          <table:table-cell office:value-type="float" office:value="0.000156381" calcext:value-type="float">
            <text:p>0.000156381</text:p>
          </table:table-cell>
          <table:table-cell office:value-type="float" office:value="5.93753E+186" calcext:value-type="float">
            <text:p>5.94E+186</text:p>
          </table:table-cell>
          <table:table-cell table:style-name="ce2" office:value-type="float" office:value="1.88488E+157" calcext:value-type="float">
            <text:p>1.88E+157</text:p>
          </table:table-cell>
          <table:table-cell office:value-type="float" office:value="8.13994E+083" calcext:value-type="float">
            <text:p>8.14E+83</text:p>
          </table:table-cell>
          <table:table-cell table:style-name="ce2" office:value-type="float" office:value="1.166E+028" calcext:value-type="float">
            <text:p>1.17E+28</text:p>
          </table:table-cell>
          <table:table-cell office:value-type="float" office:value="2.61829E+258" calcext:value-type="float">
            <text:p>2.62E+258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1389" calcext:value-type="float">
            <text:p>40.1389</text:p>
          </table:table-cell>
          <table:table-cell office:value-type="float" office:value="0.0247107" calcext:value-type="float">
            <text:p>0.0247107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56516" calcext:value-type="float">
            <text:p>0.000156516</text:p>
          </table:table-cell>
          <table:table-cell office:value-type="float" office:value="0.000156757" calcext:value-type="float">
            <text:p>0.000156757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7652" calcext:value-type="float">
            <text:p>0.00477652</text:p>
          </table:table-cell>
          <table:table-cell office:value-type="float" office:value="0.0000280479" calcext:value-type="float">
            <text:p>2.80E-05</text:p>
          </table:table-cell>
          <table:table-cell office:value-type="float" office:value="0.0131695" calcext:value-type="float">
            <text:p>0.0131695</text:p>
          </table:table-cell>
          <table:table-cell office:value-type="float" office:value="0.0000431248" calcext:value-type="float">
            <text:p>4.31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39.879" calcext:value-type="float">
            <text:p>39.879</text:p>
          </table:table-cell>
          <table:table-cell office:value-type="float" office:value="0.0248558" calcext:value-type="float">
            <text:p>0.0248558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52694" calcext:value-type="float">
            <text:p>0.000152694</text:p>
          </table:table-cell>
          <table:table-cell office:value-type="float" office:value="0.000154156" calcext:value-type="float">
            <text:p>0.000154156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81466" calcext:value-type="float">
            <text:p>0.00481466</text:p>
          </table:table-cell>
          <table:table-cell office:value-type="float" office:value="0.0000287143" calcext:value-type="float">
            <text:p>2.87E-05</text:p>
          </table:table-cell>
          <table:table-cell office:value-type="float" office:value="0.0132404" calcext:value-type="float">
            <text:p>0.0132404</text:p>
          </table:table-cell>
          <table:table-cell office:value-type="float" office:value="0.0000432283" calcext:value-type="float">
            <text:p>4.32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2022" calcext:value-type="float">
            <text:p>40.2022</text:p>
          </table:table-cell>
          <table:table-cell office:value-type="float" office:value="0.0246548" calcext:value-type="float">
            <text:p>0.0246548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53752" calcext:value-type="float">
            <text:p>0.000153752</text:p>
          </table:table-cell>
          <table:table-cell office:value-type="float" office:value="0.000155901" calcext:value-type="float">
            <text:p>0.000155901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5628" calcext:value-type="float">
            <text:p>0.00475628</text:p>
          </table:table-cell>
          <table:table-cell office:value-type="float" office:value="0.0000282881" calcext:value-type="float">
            <text:p>2.83E-05</text:p>
          </table:table-cell>
          <table:table-cell office:value-type="float" office:value="0.0131652" calcext:value-type="float">
            <text:p>0.0131652</text:p>
          </table:table-cell>
          <table:table-cell office:value-type="float" office:value="0.0000431979" calcext:value-type="float">
            <text:p>4.32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4852" calcext:value-type="float">
            <text:p>40.4852</text:p>
          </table:table-cell>
          <table:table-cell office:value-type="float" office:value="0.024473" calcext:value-type="float">
            <text:p>0.024473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55924" calcext:value-type="float">
            <text:p>0.000155924</text:p>
          </table:table-cell>
          <table:table-cell office:value-type="float" office:value="0.000167118" calcext:value-type="float">
            <text:p>0.000167118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607" calcext:value-type="float">
            <text:p>0.0047607</text:p>
          </table:table-cell>
          <table:table-cell office:value-type="float" office:value="0.0000281772" calcext:value-type="float">
            <text:p>2.82E-05</text:p>
          </table:table-cell>
          <table:table-cell office:value-type="float" office:value="0.0131854" calcext:value-type="float">
            <text:p>0.0131854</text:p>
          </table:table-cell>
          <table:table-cell office:value-type="float" office:value="0.0000431137" calcext:value-type="float">
            <text:p>4.31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1936" calcext:value-type="float">
            <text:p>40.1936</text:p>
          </table:table-cell>
          <table:table-cell office:value-type="float" office:value="0.0246893" calcext:value-type="float">
            <text:p>0.0246893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48889" calcext:value-type="float">
            <text:p>0.000148889</text:p>
          </table:table-cell>
          <table:table-cell office:value-type="float" office:value="0.000158504" calcext:value-type="float">
            <text:p>0.000158504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80789" calcext:value-type="float">
            <text:p>0.00480789</text:p>
          </table:table-cell>
          <table:table-cell office:value-type="float" office:value="0.0000285119" calcext:value-type="float">
            <text:p>2.85E-05</text:p>
          </table:table-cell>
          <table:table-cell office:value-type="float" office:value="0.0133123" calcext:value-type="float">
            <text:p>0.0133123</text:p>
          </table:table-cell>
          <table:table-cell office:value-type="float" office:value="0.0000440544" calcext:value-type="float">
            <text:p>4.41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39.863" calcext:value-type="float">
            <text:p>39.863</text:p>
          </table:table-cell>
          <table:table-cell office:value-type="float" office:value="0.0248723" calcext:value-type="float">
            <text:p>0.0248723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69501" calcext:value-type="float">
            <text:p>0.000169501</text:p>
          </table:table-cell>
          <table:table-cell office:value-type="float" office:value="0.000159686" calcext:value-type="float">
            <text:p>0.000159686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80589" calcext:value-type="float">
            <text:p>0.00480589</text:p>
          </table:table-cell>
          <table:table-cell office:value-type="float" office:value="0.0000281896" calcext:value-type="float">
            <text:p>2.82E-05</text:p>
          </table:table-cell>
          <table:table-cell office:value-type="float" office:value="0.0132247" calcext:value-type="float">
            <text:p>0.0132247</text:p>
          </table:table-cell>
          <table:table-cell office:value-type="float" office:value="0.0000431624" calcext:value-type="float">
            <text:p>4.32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39.8198" calcext:value-type="float">
            <text:p>39.8198</text:p>
          </table:table-cell>
          <table:table-cell office:value-type="float" office:value="0.024875" calcext:value-type="float">
            <text:p>0.02487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68323" calcext:value-type="float">
            <text:p>0.000168323</text:p>
          </table:table-cell>
          <table:table-cell office:value-type="float" office:value="0.000158238" calcext:value-type="float">
            <text:p>0.000158238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986" calcext:value-type="float">
            <text:p>0.0047986</text:p>
          </table:table-cell>
          <table:table-cell office:value-type="float" office:value="0.0000280084" calcext:value-type="float">
            <text:p>2.80E-05</text:p>
          </table:table-cell>
          <table:table-cell office:value-type="float" office:value="0.013192" calcext:value-type="float">
            <text:p>0.013192</text:p>
          </table:table-cell>
          <table:table-cell office:value-type="float" office:value="0.000043367" calcext:value-type="float">
            <text:p>4.34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0567" calcext:value-type="float">
            <text:p>40.0567</text:p>
          </table:table-cell>
          <table:table-cell office:value-type="float" office:value="0.0247388" calcext:value-type="float">
            <text:p>0.0247388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68325" calcext:value-type="float">
            <text:p>0.000168325</text:p>
          </table:table-cell>
          <table:table-cell office:value-type="float" office:value="0.000160105" calcext:value-type="float">
            <text:p>0.000160105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6414" calcext:value-type="float">
            <text:p>0.00476414</text:p>
          </table:table-cell>
          <table:table-cell office:value-type="float" office:value="0.0000279299" calcext:value-type="float">
            <text:p>2.79E-05</text:p>
          </table:table-cell>
          <table:table-cell office:value-type="float" office:value="0.0131546" calcext:value-type="float">
            <text:p>0.0131546</text:p>
          </table:table-cell>
          <table:table-cell office:value-type="float" office:value="0.000043075" calcext:value-type="float">
            <text:p>4.31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331" calcext:value-type="float">
            <text:p>40.331</text:p>
          </table:table-cell>
          <table:table-cell office:value-type="float" office:value="0.0245698" calcext:value-type="float">
            <text:p>0.0245698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65004" calcext:value-type="float">
            <text:p>0.000165004</text:p>
          </table:table-cell>
          <table:table-cell office:value-type="float" office:value="0.000160574" calcext:value-type="float">
            <text:p>0.000160574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3529" calcext:value-type="float">
            <text:p>0.00473529</text:p>
          </table:table-cell>
          <table:table-cell office:value-type="float" office:value="0.0000280238" calcext:value-type="float">
            <text:p>2.80E-05</text:p>
          </table:table-cell>
          <table:table-cell office:value-type="float" office:value="0.0131701" calcext:value-type="float">
            <text:p>0.0131701</text:p>
          </table:table-cell>
          <table:table-cell office:value-type="float" office:value="0.0000431248" calcext:value-type="float">
            <text:p>4.31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39.5741" calcext:value-type="float">
            <text:p>39.5741</text:p>
          </table:table-cell>
          <table:table-cell office:value-type="float" office:value="0.0250354" calcext:value-type="float">
            <text:p>0.0250354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62545" calcext:value-type="float">
            <text:p>0.000162545</text:p>
          </table:table-cell>
          <table:table-cell office:value-type="float" office:value="0.000158601" calcext:value-type="float">
            <text:p>0.000158601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82973" calcext:value-type="float">
            <text:p>0.00482973</text:p>
          </table:table-cell>
          <table:table-cell office:value-type="float" office:value="0.0000286483" calcext:value-type="float">
            <text:p>2.86E-05</text:p>
          </table:table-cell>
          <table:table-cell office:value-type="float" office:value="0.0133056" calcext:value-type="float">
            <text:p>0.0133056</text:p>
          </table:table-cell>
          <table:table-cell office:value-type="float" office:value="0.0000436818" calcext:value-type="float">
            <text:p>4.37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39.4289" calcext:value-type="float">
            <text:p>39.4289</text:p>
          </table:table-cell>
          <table:table-cell office:value-type="float" office:value="0.0251289" calcext:value-type="float">
            <text:p>0.0251289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60792" calcext:value-type="float">
            <text:p>0.000160792</text:p>
          </table:table-cell>
          <table:table-cell office:value-type="float" office:value="0.000156224" calcext:value-type="float">
            <text:p>0.000156224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84786" calcext:value-type="float">
            <text:p>0.00484786</text:p>
          </table:table-cell>
          <table:table-cell office:value-type="float" office:value="0.0000284175" calcext:value-type="float">
            <text:p>2.84E-05</text:p>
          </table:table-cell>
          <table:table-cell office:value-type="float" office:value="0.0133354" calcext:value-type="float">
            <text:p>0.0133354</text:p>
          </table:table-cell>
          <table:table-cell office:value-type="float" office:value="0.0000448681" calcext:value-type="float">
            <text:p>4.49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2994" calcext:value-type="float">
            <text:p>40.2994</text:p>
          </table:table-cell>
          <table:table-cell office:value-type="float" office:value="0.0246285" calcext:value-type="float">
            <text:p>0.024628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58022" calcext:value-type="float">
            <text:p>0.000158022</text:p>
          </table:table-cell>
          <table:table-cell office:value-type="float" office:value="0.000154879" calcext:value-type="float">
            <text:p>0.000154879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5116" calcext:value-type="float">
            <text:p>0.00475116</text:p>
          </table:table-cell>
          <table:table-cell office:value-type="float" office:value="0.0000293417" calcext:value-type="float">
            <text:p>2.93E-05</text:p>
          </table:table-cell>
          <table:table-cell office:value-type="float" office:value="0.0131372" calcext:value-type="float">
            <text:p>0.0131372</text:p>
          </table:table-cell>
          <table:table-cell office:value-type="float" office:value="0.0000431882" calcext:value-type="float">
            <text:p>4.32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39.939" calcext:value-type="float">
            <text:p>39.939</text:p>
          </table:table-cell>
          <table:table-cell office:value-type="float" office:value="0.0247834" calcext:value-type="float">
            <text:p>0.0247834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64695" calcext:value-type="float">
            <text:p>0.000164695</text:p>
          </table:table-cell>
          <table:table-cell office:value-type="float" office:value="0.0001589" calcext:value-type="float">
            <text:p>0.0001589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8639" calcext:value-type="float">
            <text:p>0.00478639</text:p>
          </table:table-cell>
          <table:table-cell office:value-type="float" office:value="0.0000279258" calcext:value-type="float">
            <text:p>2.79E-05</text:p>
          </table:table-cell>
          <table:table-cell office:value-type="float" office:value="0.013205" calcext:value-type="float">
            <text:p>0.013205</text:p>
          </table:table-cell>
          <table:table-cell office:value-type="float" office:value="0.0000429387" calcext:value-type="float">
            <text:p>4.29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3603" calcext:value-type="float">
            <text:p>40.3603</text:p>
          </table:table-cell>
          <table:table-cell office:value-type="float" office:value="0.0245513" calcext:value-type="float">
            <text:p>0.0245513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54857" calcext:value-type="float">
            <text:p>0.000154857</text:p>
          </table:table-cell>
          <table:table-cell office:value-type="float" office:value="0.000157207" calcext:value-type="float">
            <text:p>0.000157207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3977" calcext:value-type="float">
            <text:p>0.00473977</text:p>
          </table:table-cell>
          <table:table-cell office:value-type="float" office:value="0.0000279668" calcext:value-type="float">
            <text:p>2.80E-05</text:p>
          </table:table-cell>
          <table:table-cell office:value-type="float" office:value="0.013105" calcext:value-type="float">
            <text:p>0.013105</text:p>
          </table:table-cell>
          <table:table-cell office:value-type="float" office:value="0.0000431314" calcext:value-type="float">
            <text:p>4.31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0731" calcext:value-type="float">
            <text:p>40.0731</text:p>
          </table:table-cell>
          <table:table-cell office:value-type="float" office:value="0.0247474" calcext:value-type="float">
            <text:p>0.0247474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6516" calcext:value-type="float">
            <text:p>0.00016516</text:p>
          </table:table-cell>
          <table:table-cell office:value-type="float" office:value="0.000159496" calcext:value-type="float">
            <text:p>0.000159496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7916" calcext:value-type="float">
            <text:p>0.00477916</text:p>
          </table:table-cell>
          <table:table-cell office:value-type="float" office:value="0.0000287801" calcext:value-type="float">
            <text:p>2.88E-05</text:p>
          </table:table-cell>
          <table:table-cell office:value-type="float" office:value="0.0131749" calcext:value-type="float">
            <text:p>0.0131749</text:p>
          </table:table-cell>
          <table:table-cell office:value-type="float" office:value="0.0000427571" calcext:value-type="float">
            <text:p>4.28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39.4865" calcext:value-type="float">
            <text:p>39.4865</text:p>
          </table:table-cell>
          <table:table-cell office:value-type="float" office:value="0.0251167" calcext:value-type="float">
            <text:p>0.0251167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66078" calcext:value-type="float">
            <text:p>0.000166078</text:p>
          </table:table-cell>
          <table:table-cell office:value-type="float" office:value="0.000168705" calcext:value-type="float">
            <text:p>0.000168705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83437" calcext:value-type="float">
            <text:p>0.00483437</text:p>
          </table:table-cell>
          <table:table-cell office:value-type="float" office:value="0.0000282051" calcext:value-type="float">
            <text:p>2.82E-05</text:p>
          </table:table-cell>
          <table:table-cell office:value-type="float" office:value="0.0132795" calcext:value-type="float">
            <text:p>0.0132795</text:p>
          </table:table-cell>
          <table:table-cell office:value-type="float" office:value="0.0000430729" calcext:value-type="float">
            <text:p>4.31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39.6943" calcext:value-type="float">
            <text:p>39.6943</text:p>
          </table:table-cell>
          <table:table-cell office:value-type="float" office:value="0.0249661" calcext:value-type="float">
            <text:p>0.0249661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69434" calcext:value-type="float">
            <text:p>0.000169434</text:p>
          </table:table-cell>
          <table:table-cell office:value-type="float" office:value="0.000161743" calcext:value-type="float">
            <text:p>0.000161743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80864" calcext:value-type="float">
            <text:p>0.00480864</text:p>
          </table:table-cell>
          <table:table-cell office:value-type="float" office:value="0.0000280865" calcext:value-type="float">
            <text:p>2.81E-05</text:p>
          </table:table-cell>
          <table:table-cell office:value-type="float" office:value="0.0132162" calcext:value-type="float">
            <text:p>0.0132162</text:p>
          </table:table-cell>
          <table:table-cell office:value-type="float" office:value="0.0000440035" calcext:value-type="float">
            <text:p>4.40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3949" calcext:value-type="float">
            <text:p>40.3949</text:p>
          </table:table-cell>
          <table:table-cell office:value-type="float" office:value="0.0245454" calcext:value-type="float">
            <text:p>0.0245454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57852" calcext:value-type="float">
            <text:p>0.000157852</text:p>
          </table:table-cell>
          <table:table-cell office:value-type="float" office:value="0.000160472" calcext:value-type="float">
            <text:p>0.000160472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3172" calcext:value-type="float">
            <text:p>0.00473172</text:p>
          </table:table-cell>
          <table:table-cell office:value-type="float" office:value="0.0000278822" calcext:value-type="float">
            <text:p>2.79E-05</text:p>
          </table:table-cell>
          <table:table-cell office:value-type="float" office:value="0.013108" calcext:value-type="float">
            <text:p>0.013108</text:p>
          </table:table-cell>
          <table:table-cell office:value-type="float" office:value="0.000043246" calcext:value-type="float">
            <text:p>4.32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666" calcext:value-type="float">
            <text:p>40.666</text:p>
          </table:table-cell>
          <table:table-cell office:value-type="float" office:value="0.0243626" calcext:value-type="float">
            <text:p>0.0243626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54016" calcext:value-type="float">
            <text:p>0.000154016</text:p>
          </table:table-cell>
          <table:table-cell office:value-type="float" office:value="0.000155674" calcext:value-type="float">
            <text:p>0.000155674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212" calcext:value-type="float">
            <text:p>0.0047212</text:p>
          </table:table-cell>
          <table:table-cell office:value-type="float" office:value="0.0000281906" calcext:value-type="float">
            <text:p>2.82E-05</text:p>
          </table:table-cell>
          <table:table-cell office:value-type="float" office:value="0.0131633" calcext:value-type="float">
            <text:p>0.0131633</text:p>
          </table:table-cell>
          <table:table-cell office:value-type="float" office:value="0.0000434693" calcext:value-type="float">
            <text:p>4.35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7093" calcext:value-type="float">
            <text:p>40.7093</text:p>
          </table:table-cell>
          <table:table-cell office:value-type="float" office:value="0.0243642" calcext:value-type="float">
            <text:p>0.024364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54341" calcext:value-type="float">
            <text:p>0.000154341</text:p>
          </table:table-cell>
          <table:table-cell office:value-type="float" office:value="0.000166889" calcext:value-type="float">
            <text:p>0.000166889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0958" calcext:value-type="float">
            <text:p>0.00470958</text:p>
          </table:table-cell>
          <table:table-cell office:value-type="float" office:value="0.0000279684" calcext:value-type="float">
            <text:p>2.80E-05</text:p>
          </table:table-cell>
          <table:table-cell office:value-type="float" office:value="0.013126" calcext:value-type="float">
            <text:p>0.013126</text:p>
          </table:table-cell>
          <table:table-cell office:value-type="float" office:value="0.0000433064" calcext:value-type="float">
            <text:p>4.33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7273" calcext:value-type="float">
            <text:p>40.7273</text:p>
          </table:table-cell>
          <table:table-cell office:value-type="float" office:value="0.0243346" calcext:value-type="float">
            <text:p>0.0243346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1.06391E+158" calcext:value-type="float">
            <text:p>1.06E+158</text:p>
          </table:table-cell>
          <table:table-cell office:value-type="float" office:value="0.000162495" calcext:value-type="float">
            <text:p>0.000162495</text:p>
          </table:table-cell>
          <table:table-cell office:value-type="float" office:value="5.93753E+186" calcext:value-type="float">
            <text:p>5.94E+186</text:p>
          </table:table-cell>
          <table:table-cell table:style-name="ce2" office:value-type="float" office:value="1.88488E+157" calcext:value-type="float">
            <text:p>1.88E+157</text:p>
          </table:table-cell>
          <table:table-cell office:value-type="float" office:value="8.13994E+083" calcext:value-type="float">
            <text:p>8.14E+83</text:p>
          </table:table-cell>
          <table:table-cell table:style-name="ce2" office:value-type="float" office:value="1.166E+028" calcext:value-type="float">
            <text:p>1.17E+28</text:p>
          </table:table-cell>
          <table:table-cell office:value-type="float" office:value="2.61829E+258" calcext:value-type="float">
            <text:p>2.62E+258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312" calcext:value-type="float">
            <text:p>40.312</text:p>
          </table:table-cell>
          <table:table-cell office:value-type="float" office:value="0.0245704" calcext:value-type="float">
            <text:p>0.0245704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52822" calcext:value-type="float">
            <text:p>0.000152822</text:p>
          </table:table-cell>
          <table:table-cell office:value-type="float" office:value="0.000163878" calcext:value-type="float">
            <text:p>0.000163878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683" calcext:value-type="float">
            <text:p>0.0047683</text:p>
          </table:table-cell>
          <table:table-cell office:value-type="float" office:value="0.0000280214" calcext:value-type="float">
            <text:p>2.80E-05</text:p>
          </table:table-cell>
          <table:table-cell office:value-type="float" office:value="0.0132117" calcext:value-type="float">
            <text:p>0.0132117</text:p>
          </table:table-cell>
          <table:table-cell office:value-type="float" office:value="0.000043052" calcext:value-type="float">
            <text:p>4.31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4137" calcext:value-type="float">
            <text:p>40.4137</text:p>
          </table:table-cell>
          <table:table-cell office:value-type="float" office:value="0.0245225" calcext:value-type="float">
            <text:p>0.024522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53298" calcext:value-type="float">
            <text:p>0.000153298</text:p>
          </table:table-cell>
          <table:table-cell office:value-type="float" office:value="0.00015905" calcext:value-type="float">
            <text:p>0.00015905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7449" calcext:value-type="float">
            <text:p>0.00477449</text:p>
          </table:table-cell>
          <table:table-cell office:value-type="float" office:value="0.0000282251" calcext:value-type="float">
            <text:p>2.82E-05</text:p>
          </table:table-cell>
          <table:table-cell office:value-type="float" office:value="0.0132127" calcext:value-type="float">
            <text:p>0.0132127</text:p>
          </table:table-cell>
          <table:table-cell office:value-type="float" office:value="0.0000433308" calcext:value-type="float">
            <text:p>4.33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4288" calcext:value-type="float">
            <text:p>40.4288</text:p>
          </table:table-cell>
          <table:table-cell office:value-type="float" office:value="0.0245004" calcext:value-type="float">
            <text:p>0.0245004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42378" calcext:value-type="float">
            <text:p>0.000142378</text:p>
          </table:table-cell>
          <table:table-cell office:value-type="float" office:value="0.000153482" calcext:value-type="float">
            <text:p>0.000153482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7557" calcext:value-type="float">
            <text:p>0.00477557</text:p>
          </table:table-cell>
          <table:table-cell office:value-type="float" office:value="0.0000283212" calcext:value-type="float">
            <text:p>2.83E-05</text:p>
          </table:table-cell>
          <table:table-cell office:value-type="float" office:value="0.0132229" calcext:value-type="float">
            <text:p>0.0132229</text:p>
          </table:table-cell>
          <table:table-cell office:value-type="float" office:value="0.0000434799" calcext:value-type="float">
            <text:p>4.35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6328" calcext:value-type="float">
            <text:p>40.6328</text:p>
          </table:table-cell>
          <table:table-cell office:value-type="float" office:value="0.0244097" calcext:value-type="float">
            <text:p>0.0244097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44962" calcext:value-type="float">
            <text:p>0.000144962</text:p>
          </table:table-cell>
          <table:table-cell office:value-type="float" office:value="0.000157911" calcext:value-type="float">
            <text:p>0.000157911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5264" calcext:value-type="float">
            <text:p>0.00475264</text:p>
          </table:table-cell>
          <table:table-cell office:value-type="float" office:value="0.0000279821" calcext:value-type="float">
            <text:p>2.80E-05</text:p>
          </table:table-cell>
          <table:table-cell office:value-type="float" office:value="0.0131639" calcext:value-type="float">
            <text:p>0.0131639</text:p>
          </table:table-cell>
          <table:table-cell office:value-type="float" office:value="0.000043168" calcext:value-type="float">
            <text:p>4.32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5556" calcext:value-type="float">
            <text:p>40.5556</text:p>
          </table:table-cell>
          <table:table-cell office:value-type="float" office:value="0.024439" calcext:value-type="float">
            <text:p>0.024439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55988" calcext:value-type="float">
            <text:p>0.000155988</text:p>
          </table:table-cell>
          <table:table-cell office:value-type="float" office:value="0.000158587" calcext:value-type="float">
            <text:p>0.000158587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5072" calcext:value-type="float">
            <text:p>0.00475072</text:p>
          </table:table-cell>
          <table:table-cell office:value-type="float" office:value="0.0000278409" calcext:value-type="float">
            <text:p>2.78E-05</text:p>
          </table:table-cell>
          <table:table-cell office:value-type="float" office:value="0.0131815" calcext:value-type="float">
            <text:p>0.0131815</text:p>
          </table:table-cell>
          <table:table-cell office:value-type="float" office:value="0.0000428939" calcext:value-type="float">
            <text:p>4.29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6628" calcext:value-type="float">
            <text:p>40.6628</text:p>
          </table:table-cell>
          <table:table-cell office:value-type="float" office:value="0.0243845" calcext:value-type="float">
            <text:p>0.024384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47441" calcext:value-type="float">
            <text:p>0.000147441</text:p>
          </table:table-cell>
          <table:table-cell office:value-type="float" office:value="0.000154712" calcext:value-type="float">
            <text:p>0.000154712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4011" calcext:value-type="float">
            <text:p>0.00474011</text:p>
          </table:table-cell>
          <table:table-cell office:value-type="float" office:value="0.0000278748" calcext:value-type="float">
            <text:p>2.79E-05</text:p>
          </table:table-cell>
          <table:table-cell office:value-type="float" office:value="0.0131657" calcext:value-type="float">
            <text:p>0.0131657</text:p>
          </table:table-cell>
          <table:table-cell office:value-type="float" office:value="0.000043116" calcext:value-type="float">
            <text:p>4.31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3865" calcext:value-type="float">
            <text:p>40.3865</text:p>
          </table:table-cell>
          <table:table-cell office:value-type="float" office:value="0.0245451" calcext:value-type="float">
            <text:p>0.0245451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47095" calcext:value-type="float">
            <text:p>0.000147095</text:p>
          </table:table-cell>
          <table:table-cell office:value-type="float" office:value="0.000158284" calcext:value-type="float">
            <text:p>0.000158284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7754" calcext:value-type="float">
            <text:p>0.00477754</text:p>
          </table:table-cell>
          <table:table-cell office:value-type="float" office:value="0.0000286179" calcext:value-type="float">
            <text:p>2.86E-05</text:p>
          </table:table-cell>
          <table:table-cell office:value-type="float" office:value="0.0132428" calcext:value-type="float">
            <text:p>0.0132428</text:p>
          </table:table-cell>
          <table:table-cell office:value-type="float" office:value="0.0000435055" calcext:value-type="float">
            <text:p>4.35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7942" calcext:value-type="float">
            <text:p>40.7942</text:p>
          </table:table-cell>
          <table:table-cell office:value-type="float" office:value="0.0242833" calcext:value-type="float">
            <text:p>0.0242833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51069" calcext:value-type="float">
            <text:p>0.000151069</text:p>
          </table:table-cell>
          <table:table-cell office:value-type="float" office:value="0.00015345" calcext:value-type="float">
            <text:p>0.00015345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1256" calcext:value-type="float">
            <text:p>0.00471256</text:p>
          </table:table-cell>
          <table:table-cell office:value-type="float" office:value="0.0000282723" calcext:value-type="float">
            <text:p>2.83E-05</text:p>
          </table:table-cell>
          <table:table-cell office:value-type="float" office:value="0.0131426" calcext:value-type="float">
            <text:p>0.0131426</text:p>
          </table:table-cell>
          <table:table-cell office:value-type="float" office:value="0.0000437387" calcext:value-type="float">
            <text:p>4.37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4923" calcext:value-type="float">
            <text:p>40.4923</text:p>
          </table:table-cell>
          <table:table-cell office:value-type="float" office:value="0.0245023" calcext:value-type="float">
            <text:p>0.0245023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40302" calcext:value-type="float">
            <text:p>0.000140302</text:p>
          </table:table-cell>
          <table:table-cell office:value-type="float" office:value="0.000149754" calcext:value-type="float">
            <text:p>0.000149754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7285" calcext:value-type="float">
            <text:p>0.00477285</text:p>
          </table:table-cell>
          <table:table-cell office:value-type="float" office:value="0.0000279481" calcext:value-type="float">
            <text:p>2.79E-05</text:p>
          </table:table-cell>
          <table:table-cell office:value-type="float" office:value="0.0132182" calcext:value-type="float">
            <text:p>0.0132182</text:p>
          </table:table-cell>
          <table:table-cell office:value-type="float" office:value="0.0000431434" calcext:value-type="float">
            <text:p>4.31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7985" calcext:value-type="float">
            <text:p>40.7985</text:p>
          </table:table-cell>
          <table:table-cell office:value-type="float" office:value="0.0242806" calcext:value-type="float">
            <text:p>0.0242806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41395" calcext:value-type="float">
            <text:p>0.000141395</text:p>
          </table:table-cell>
          <table:table-cell office:value-type="float" office:value="0.000150676" calcext:value-type="float">
            <text:p>0.000150676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1515" calcext:value-type="float">
            <text:p>0.00471515</text:p>
          </table:table-cell>
          <table:table-cell office:value-type="float" office:value="0.0000278457" calcext:value-type="float">
            <text:p>2.78E-05</text:p>
          </table:table-cell>
          <table:table-cell office:value-type="float" office:value="0.0131347" calcext:value-type="float">
            <text:p>0.0131347</text:p>
          </table:table-cell>
          <table:table-cell office:value-type="float" office:value="0.0000431179" calcext:value-type="float">
            <text:p>4.31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8867" calcext:value-type="float">
            <text:p>40.8867</text:p>
          </table:table-cell>
          <table:table-cell office:value-type="float" office:value="0.0242502" calcext:value-type="float">
            <text:p>0.024250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3903" calcext:value-type="float">
            <text:p>0.00013903</text:p>
          </table:table-cell>
          <table:table-cell office:value-type="float" office:value="0.000153903" calcext:value-type="float">
            <text:p>0.000153903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196" calcext:value-type="float">
            <text:p>0.0047196</text:p>
          </table:table-cell>
          <table:table-cell office:value-type="float" office:value="0.0000278917" calcext:value-type="float">
            <text:p>2.79E-05</text:p>
          </table:table-cell>
          <table:table-cell office:value-type="float" office:value="0.0131113" calcext:value-type="float">
            <text:p>0.0131113</text:p>
          </table:table-cell>
          <table:table-cell office:value-type="float" office:value="0.0000430874" calcext:value-type="float">
            <text:p>4.31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6791" calcext:value-type="float">
            <text:p>40.6791</text:p>
          </table:table-cell>
          <table:table-cell office:value-type="float" office:value="0.0243677" calcext:value-type="float">
            <text:p>0.0243677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46037" calcext:value-type="float">
            <text:p>0.000146037</text:p>
          </table:table-cell>
          <table:table-cell office:value-type="float" office:value="0.000153005" calcext:value-type="float">
            <text:p>0.000153005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381" calcext:value-type="float">
            <text:p>0.0047381</text:p>
          </table:table-cell>
          <table:table-cell office:value-type="float" office:value="0.0000279402" calcext:value-type="float">
            <text:p>2.79E-05</text:p>
          </table:table-cell>
          <table:table-cell office:value-type="float" office:value="0.0131537" calcext:value-type="float">
            <text:p>0.0131537</text:p>
          </table:table-cell>
          <table:table-cell office:value-type="float" office:value="0.0000430392" calcext:value-type="float">
            <text:p>4.30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8338" calcext:value-type="float">
            <text:p>40.8338</text:p>
          </table:table-cell>
          <table:table-cell office:value-type="float" office:value="0.0242695" calcext:value-type="float">
            <text:p>0.024269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46039" calcext:value-type="float">
            <text:p>0.000146039</text:p>
          </table:table-cell>
          <table:table-cell office:value-type="float" office:value="0.000162085" calcext:value-type="float">
            <text:p>0.000162085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2042" calcext:value-type="float">
            <text:p>0.00472042</text:p>
          </table:table-cell>
          <table:table-cell office:value-type="float" office:value="0.0000279762" calcext:value-type="float">
            <text:p>2.80E-05</text:p>
          </table:table-cell>
          <table:table-cell office:value-type="float" office:value="0.013103" calcext:value-type="float">
            <text:p>0.013103</text:p>
          </table:table-cell>
          <table:table-cell office:value-type="float" office:value="0.0000431704" calcext:value-type="float">
            <text:p>4.32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6782" calcext:value-type="float">
            <text:p>40.6782</text:p>
          </table:table-cell>
          <table:table-cell office:value-type="float" office:value="0.0243739" calcext:value-type="float">
            <text:p>0.0243739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46907" calcext:value-type="float">
            <text:p>0.000146907</text:p>
          </table:table-cell>
          <table:table-cell office:value-type="float" office:value="0.000153278" calcext:value-type="float">
            <text:p>0.000153278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3887" calcext:value-type="float">
            <text:p>0.00473887</text:p>
          </table:table-cell>
          <table:table-cell office:value-type="float" office:value="0.0000281375" calcext:value-type="float">
            <text:p>2.81E-05</text:p>
          </table:table-cell>
          <table:table-cell office:value-type="float" office:value="0.0131689" calcext:value-type="float">
            <text:p>0.0131689</text:p>
          </table:table-cell>
          <table:table-cell office:value-type="float" office:value="0.0000436975" calcext:value-type="float">
            <text:p>4.37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6351" calcext:value-type="float">
            <text:p>40.6351</text:p>
          </table:table-cell>
          <table:table-cell office:value-type="float" office:value="0.0243966" calcext:value-type="float">
            <text:p>0.0243966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44251" calcext:value-type="float">
            <text:p>0.000144251</text:p>
          </table:table-cell>
          <table:table-cell office:value-type="float" office:value="0.000155272" calcext:value-type="float">
            <text:p>0.000155272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4919" calcext:value-type="float">
            <text:p>0.00474919</text:p>
          </table:table-cell>
          <table:table-cell office:value-type="float" office:value="0.0000279306" calcext:value-type="float">
            <text:p>2.79E-05</text:p>
          </table:table-cell>
          <table:table-cell office:value-type="float" office:value="0.0131631" calcext:value-type="float">
            <text:p>0.0131631</text:p>
          </table:table-cell>
          <table:table-cell office:value-type="float" office:value="0.0000430035" calcext:value-type="float">
            <text:p>4.30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7709" calcext:value-type="float">
            <text:p>40.7709</text:p>
          </table:table-cell>
          <table:table-cell office:value-type="float" office:value="0.0243153" calcext:value-type="float">
            <text:p>0.0243153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55346" calcext:value-type="float">
            <text:p>0.000155346</text:p>
          </table:table-cell>
          <table:table-cell office:value-type="float" office:value="0.00015663" calcext:value-type="float">
            <text:p>0.00015663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2645" calcext:value-type="float">
            <text:p>0.00472645</text:p>
          </table:table-cell>
          <table:table-cell office:value-type="float" office:value="0.0000278645" calcext:value-type="float">
            <text:p>2.79E-05</text:p>
          </table:table-cell>
          <table:table-cell office:value-type="float" office:value="0.013133" calcext:value-type="float">
            <text:p>0.013133</text:p>
          </table:table-cell>
          <table:table-cell office:value-type="float" office:value="0.0000431703" calcext:value-type="float">
            <text:p>4.32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3383" calcext:value-type="float">
            <text:p>40.3383</text:p>
          </table:table-cell>
          <table:table-cell office:value-type="float" office:value="0.0245718" calcext:value-type="float">
            <text:p>0.0245718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39873" calcext:value-type="float">
            <text:p>0.000139873</text:p>
          </table:table-cell>
          <table:table-cell office:value-type="float" office:value="0.000151791" calcext:value-type="float">
            <text:p>0.000151791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8986" calcext:value-type="float">
            <text:p>0.00478986</text:p>
          </table:table-cell>
          <table:table-cell office:value-type="float" office:value="0.0000283296" calcext:value-type="float">
            <text:p>2.83E-05</text:p>
          </table:table-cell>
          <table:table-cell office:value-type="float" office:value="0.0132545" calcext:value-type="float">
            <text:p>0.0132545</text:p>
          </table:table-cell>
          <table:table-cell office:value-type="float" office:value="0.0000433354" calcext:value-type="float">
            <text:p>4.33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1.0864" calcext:value-type="float">
            <text:p>41.0864</text:p>
          </table:table-cell>
          <table:table-cell office:value-type="float" office:value="0.0241293" calcext:value-type="float">
            <text:p>0.0241293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46561" calcext:value-type="float">
            <text:p>0.000146561</text:p>
          </table:table-cell>
          <table:table-cell office:value-type="float" office:value="0.000153901" calcext:value-type="float">
            <text:p>0.000153901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68071" calcext:value-type="float">
            <text:p>0.00468071</text:p>
          </table:table-cell>
          <table:table-cell office:value-type="float" office:value="0.0000290116" calcext:value-type="float">
            <text:p>2.90E-05</text:p>
          </table:table-cell>
          <table:table-cell office:value-type="float" office:value="0.0130613" calcext:value-type="float">
            <text:p>0.0130613</text:p>
          </table:table-cell>
          <table:table-cell office:value-type="float" office:value="0.0000429139" calcext:value-type="float">
            <text:p>4.29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6659" calcext:value-type="float">
            <text:p>40.6659</text:p>
          </table:table-cell>
          <table:table-cell office:value-type="float" office:value="0.0243613" calcext:value-type="float">
            <text:p>0.0243613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47389" calcext:value-type="float">
            <text:p>0.000147389</text:p>
          </table:table-cell>
          <table:table-cell office:value-type="float" office:value="0.000151458" calcext:value-type="float">
            <text:p>0.000151458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4393" calcext:value-type="float">
            <text:p>0.00474393</text:p>
          </table:table-cell>
          <table:table-cell office:value-type="float" office:value="0.0000279373" calcext:value-type="float">
            <text:p>2.79E-05</text:p>
          </table:table-cell>
          <table:table-cell office:value-type="float" office:value="0.0131489" calcext:value-type="float">
            <text:p>0.0131489</text:p>
          </table:table-cell>
          <table:table-cell office:value-type="float" office:value="0.0000432387" calcext:value-type="float">
            <text:p>4.32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39.9426" calcext:value-type="float">
            <text:p>39.9426</text:p>
          </table:table-cell>
          <table:table-cell office:value-type="float" office:value="0.0248213" calcext:value-type="float">
            <text:p>0.0248213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50031" calcext:value-type="float">
            <text:p>0.000150031</text:p>
          </table:table-cell>
          <table:table-cell office:value-type="float" office:value="0.000163995" calcext:value-type="float">
            <text:p>0.000163995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80769" calcext:value-type="float">
            <text:p>0.00480769</text:p>
          </table:table-cell>
          <table:table-cell office:value-type="float" office:value="0.000028427" calcext:value-type="float">
            <text:p>2.84E-05</text:p>
          </table:table-cell>
          <table:table-cell office:value-type="float" office:value="0.0132934" calcext:value-type="float">
            <text:p>0.0132934</text:p>
          </table:table-cell>
          <table:table-cell office:value-type="float" office:value="0.0000435868" calcext:value-type="float">
            <text:p>4.36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7057" calcext:value-type="float">
            <text:p>40.7057</text:p>
          </table:table-cell>
          <table:table-cell office:value-type="float" office:value="0.0243567" calcext:value-type="float">
            <text:p>0.0243567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43904" calcext:value-type="float">
            <text:p>0.000143904</text:p>
          </table:table-cell>
          <table:table-cell office:value-type="float" office:value="0.000152414" calcext:value-type="float">
            <text:p>0.000152414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338" calcext:value-type="float">
            <text:p>0.0047338</text:p>
          </table:table-cell>
          <table:table-cell office:value-type="float" office:value="0.0000284893" calcext:value-type="float">
            <text:p>2.85E-05</text:p>
          </table:table-cell>
          <table:table-cell office:value-type="float" office:value="0.0131736" calcext:value-type="float">
            <text:p>0.0131736</text:p>
          </table:table-cell>
          <table:table-cell office:value-type="float" office:value="0.0000437713" calcext:value-type="float">
            <text:p>4.38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6647" calcext:value-type="float">
            <text:p>40.6647</text:p>
          </table:table-cell>
          <table:table-cell office:value-type="float" office:value="0.0243467" calcext:value-type="float">
            <text:p>0.0243467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64074" calcext:value-type="float">
            <text:p>0.000164074</text:p>
          </table:table-cell>
          <table:table-cell office:value-type="float" office:value="0.000158784" calcext:value-type="float">
            <text:p>0.000158784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2998" calcext:value-type="float">
            <text:p>0.00472998</text:p>
          </table:table-cell>
          <table:table-cell office:value-type="float" office:value="0.0000280029" calcext:value-type="float">
            <text:p>2.80E-05</text:p>
          </table:table-cell>
          <table:table-cell office:value-type="float" office:value="0.0131322" calcext:value-type="float">
            <text:p>0.0131322</text:p>
          </table:table-cell>
          <table:table-cell office:value-type="float" office:value="0.0000429386" calcext:value-type="float">
            <text:p>4.29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5249" calcext:value-type="float">
            <text:p>40.5249</text:p>
          </table:table-cell>
          <table:table-cell office:value-type="float" office:value="0.0244782" calcext:value-type="float">
            <text:p>0.024478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46837" calcext:value-type="float">
            <text:p>0.000146837</text:p>
          </table:table-cell>
          <table:table-cell office:value-type="float" office:value="0.000155423" calcext:value-type="float">
            <text:p>0.000155423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6148" calcext:value-type="float">
            <text:p>0.00476148</text:p>
          </table:table-cell>
          <table:table-cell office:value-type="float" office:value="0.0000279212" calcext:value-type="float">
            <text:p>2.79E-05</text:p>
          </table:table-cell>
          <table:table-cell office:value-type="float" office:value="0.0132039" calcext:value-type="float">
            <text:p>0.0132039</text:p>
          </table:table-cell>
          <table:table-cell office:value-type="float" office:value="0.0000430632" calcext:value-type="float">
            <text:p>4.31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8083" calcext:value-type="float">
            <text:p>40.8083</text:p>
          </table:table-cell>
          <table:table-cell office:value-type="float" office:value="0.0242778" calcext:value-type="float">
            <text:p>0.0242778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5428" calcext:value-type="float">
            <text:p>0.00015428</text:p>
          </table:table-cell>
          <table:table-cell office:value-type="float" office:value="0.000164891" calcext:value-type="float">
            <text:p>0.000164891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6781" calcext:value-type="float">
            <text:p>0.0046781</text:p>
          </table:table-cell>
          <table:table-cell office:value-type="float" office:value="0.0000278752" calcext:value-type="float">
            <text:p>2.79E-05</text:p>
          </table:table-cell>
          <table:table-cell office:value-type="float" office:value="0.0130741" calcext:value-type="float">
            <text:p>0.0130741</text:p>
          </table:table-cell>
          <table:table-cell office:value-type="float" office:value="0.0000428348" calcext:value-type="float">
            <text:p>4.28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4853" calcext:value-type="float">
            <text:p>40.4853</text:p>
          </table:table-cell>
          <table:table-cell office:value-type="float" office:value="0.0244847" calcext:value-type="float">
            <text:p>0.0244847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49448" calcext:value-type="float">
            <text:p>0.000149448</text:p>
          </table:table-cell>
          <table:table-cell office:value-type="float" office:value="0.000152929" calcext:value-type="float">
            <text:p>0.000152929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6566" calcext:value-type="float">
            <text:p>0.00476566</text:p>
          </table:table-cell>
          <table:table-cell office:value-type="float" office:value="0.0000282074" calcext:value-type="float">
            <text:p>2.82E-05</text:p>
          </table:table-cell>
          <table:table-cell office:value-type="float" office:value="0.0132029" calcext:value-type="float">
            <text:p>0.0132029</text:p>
          </table:table-cell>
          <table:table-cell office:value-type="float" office:value="0.0000429764" calcext:value-type="float">
            <text:p>4.30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1.0528" calcext:value-type="float">
            <text:p>41.0528</text:p>
          </table:table-cell>
          <table:table-cell office:value-type="float" office:value="0.0241575" calcext:value-type="float">
            <text:p>0.024157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49391" calcext:value-type="float">
            <text:p>0.000149391</text:p>
          </table:table-cell>
          <table:table-cell office:value-type="float" office:value="0.000151391" calcext:value-type="float">
            <text:p>0.000151391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69704" calcext:value-type="float">
            <text:p>0.00469704</text:p>
          </table:table-cell>
          <table:table-cell office:value-type="float" office:value="0.0000278572" calcext:value-type="float">
            <text:p>2.79E-05</text:p>
          </table:table-cell>
          <table:table-cell office:value-type="float" office:value="0.0130678" calcext:value-type="float">
            <text:p>0.0130678</text:p>
          </table:table-cell>
          <table:table-cell office:value-type="float" office:value="0.0000429961" calcext:value-type="float">
            <text:p>4.30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5631" calcext:value-type="float">
            <text:p>40.5631</text:p>
          </table:table-cell>
          <table:table-cell office:value-type="float" office:value="0.0244412" calcext:value-type="float">
            <text:p>0.024441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61941" calcext:value-type="float">
            <text:p>0.000161941</text:p>
          </table:table-cell>
          <table:table-cell office:value-type="float" office:value="0.000161624" calcext:value-type="float">
            <text:p>0.000161624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5303" calcext:value-type="float">
            <text:p>0.00475303</text:p>
          </table:table-cell>
          <table:table-cell office:value-type="float" office:value="0.0000278855" calcext:value-type="float">
            <text:p>2.79E-05</text:p>
          </table:table-cell>
          <table:table-cell office:value-type="float" office:value="0.0131822" calcext:value-type="float">
            <text:p>0.0131822</text:p>
          </table:table-cell>
          <table:table-cell office:value-type="float" office:value="0.0000431689" calcext:value-type="float">
            <text:p>4.32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8926" calcext:value-type="float">
            <text:p>40.8926</text:p>
          </table:table-cell>
          <table:table-cell office:value-type="float" office:value="0.0242535" calcext:value-type="float">
            <text:p>0.024253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54472" calcext:value-type="float">
            <text:p>0.000154472</text:p>
          </table:table-cell>
          <table:table-cell office:value-type="float" office:value="0.000158845" calcext:value-type="float">
            <text:p>0.000158845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0431" calcext:value-type="float">
            <text:p>0.00470431</text:p>
          </table:table-cell>
          <table:table-cell office:value-type="float" office:value="0.0000279568" calcext:value-type="float">
            <text:p>2.80E-05</text:p>
          </table:table-cell>
          <table:table-cell office:value-type="float" office:value="0.013107" calcext:value-type="float">
            <text:p>0.013107</text:p>
          </table:table-cell>
          <table:table-cell office:value-type="float" office:value="0.0000431354" calcext:value-type="float">
            <text:p>4.31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5427" calcext:value-type="float">
            <text:p>40.5427</text:p>
          </table:table-cell>
          <table:table-cell office:value-type="float" office:value="0.0244652" calcext:value-type="float">
            <text:p>0.024465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43293" calcext:value-type="float">
            <text:p>0.000143293</text:p>
          </table:table-cell>
          <table:table-cell office:value-type="float" office:value="0.000150534" calcext:value-type="float">
            <text:p>0.000150534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6403" calcext:value-type="float">
            <text:p>0.00476403</text:p>
          </table:table-cell>
          <table:table-cell office:value-type="float" office:value="0.0000279218" calcext:value-type="float">
            <text:p>2.79E-05</text:p>
          </table:table-cell>
          <table:table-cell office:value-type="float" office:value="0.0132061" calcext:value-type="float">
            <text:p>0.0132061</text:p>
          </table:table-cell>
          <table:table-cell office:value-type="float" office:value="0.0000431707" calcext:value-type="float">
            <text:p>4.32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6049" calcext:value-type="float">
            <text:p>40.6049</text:p>
          </table:table-cell>
          <table:table-cell office:value-type="float" office:value="0.0244055" calcext:value-type="float">
            <text:p>0.0244055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41281" calcext:value-type="float">
            <text:p>0.000141281</text:p>
          </table:table-cell>
          <table:table-cell office:value-type="float" office:value="0.000153037" calcext:value-type="float">
            <text:p>0.000153037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3466" calcext:value-type="float">
            <text:p>0.00473466</text:p>
          </table:table-cell>
          <table:table-cell office:value-type="float" office:value="0.0000279515" calcext:value-type="float">
            <text:p>2.80E-05</text:p>
          </table:table-cell>
          <table:table-cell office:value-type="float" office:value="0.0131913" calcext:value-type="float">
            <text:p>0.0131913</text:p>
          </table:table-cell>
          <table:table-cell office:value-type="float" office:value="0.0000429316" calcext:value-type="float">
            <text:p>4.29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7569" calcext:value-type="float">
            <text:p>40.7569</text:p>
          </table:table-cell>
          <table:table-cell office:value-type="float" office:value="0.0243188" calcext:value-type="float">
            <text:p>0.0243188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46312" calcext:value-type="float">
            <text:p>0.000146312</text:p>
          </table:table-cell>
          <table:table-cell office:value-type="float" office:value="0.000155553" calcext:value-type="float">
            <text:p>0.000155553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2975" calcext:value-type="float">
            <text:p>0.00472975</text:p>
          </table:table-cell>
          <table:table-cell office:value-type="float" office:value="0.0000279151" calcext:value-type="float">
            <text:p>2.79E-05</text:p>
          </table:table-cell>
          <table:table-cell office:value-type="float" office:value="0.013142" calcext:value-type="float">
            <text:p>0.013142</text:p>
          </table:table-cell>
          <table:table-cell office:value-type="float" office:value="0.0000432617" calcext:value-type="float">
            <text:p>4.33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5265" calcext:value-type="float">
            <text:p>40.5265</text:p>
          </table:table-cell>
          <table:table-cell office:value-type="float" office:value="0.0244503" calcext:value-type="float">
            <text:p>0.0244503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42986" calcext:value-type="float">
            <text:p>0.000142986</text:p>
          </table:table-cell>
          <table:table-cell office:value-type="float" office:value="0.000149253" calcext:value-type="float">
            <text:p>0.000149253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6074" calcext:value-type="float">
            <text:p>0.00476074</text:p>
          </table:table-cell>
          <table:table-cell office:value-type="float" office:value="0.0000281741" calcext:value-type="float">
            <text:p>2.82E-05</text:p>
          </table:table-cell>
          <table:table-cell office:value-type="float" office:value="0.0132035" calcext:value-type="float">
            <text:p>0.0132035</text:p>
          </table:table-cell>
          <table:table-cell office:value-type="float" office:value="0.0000435698" calcext:value-type="float">
            <text:p>4.36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.516" calcext:value-type="float">
            <text:p>40.516</text:p>
          </table:table-cell>
          <table:table-cell office:value-type="float" office:value="0.0244621" calcext:value-type="float">
            <text:p>0.0244621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72019" calcext:value-type="float">
            <text:p>0.000172019</text:p>
          </table:table-cell>
          <table:table-cell office:value-type="float" office:value="0.000157651" calcext:value-type="float">
            <text:p>0.000157651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4208" calcext:value-type="float">
            <text:p>0.00474208</text:p>
          </table:table-cell>
          <table:table-cell office:value-type="float" office:value="0.0000281131" calcext:value-type="float">
            <text:p>2.81E-05</text:p>
          </table:table-cell>
          <table:table-cell office:value-type="float" office:value="0.0131811" calcext:value-type="float">
            <text:p>0.0131811</text:p>
          </table:table-cell>
          <table:table-cell office:value-type="float" office:value="0.0000432917" calcext:value-type="float">
            <text:p>4.33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39.9495" calcext:value-type="float">
            <text:p>39.9495</text:p>
          </table:table-cell>
          <table:table-cell office:value-type="float" office:value="0.0248132" calcext:value-type="float">
            <text:p>0.024813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57864" calcext:value-type="float">
            <text:p>0.000157864</text:p>
          </table:table-cell>
          <table:table-cell office:value-type="float" office:value="0.000158039" calcext:value-type="float">
            <text:p>0.000158039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80629" calcext:value-type="float">
            <text:p>0.00480629</text:p>
          </table:table-cell>
          <table:table-cell office:value-type="float" office:value="0.0000279945" calcext:value-type="float">
            <text:p>2.80E-05</text:p>
          </table:table-cell>
          <table:table-cell office:value-type="float" office:value="0.0131962" calcext:value-type="float">
            <text:p>0.0131962</text:p>
          </table:table-cell>
          <table:table-cell office:value-type="float" office:value="0.0000431661" calcext:value-type="float">
            <text:p>4.32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39.9145" calcext:value-type="float">
            <text:p>39.9145</text:p>
          </table:table-cell>
          <table:table-cell office:value-type="float" office:value="0.0248123" calcext:value-type="float">
            <text:p>0.0248123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6069" calcext:value-type="float">
            <text:p>0.00016069</text:p>
          </table:table-cell>
          <table:table-cell office:value-type="float" office:value="0.000155268" calcext:value-type="float">
            <text:p>0.000155268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81139" calcext:value-type="float">
            <text:p>0.00481139</text:p>
          </table:table-cell>
          <table:table-cell office:value-type="float" office:value="0.0000281304" calcext:value-type="float">
            <text:p>2.81E-05</text:p>
          </table:table-cell>
          <table:table-cell office:value-type="float" office:value="0.0132061" calcext:value-type="float">
            <text:p>0.0132061</text:p>
          </table:table-cell>
          <table:table-cell office:value-type="float" office:value="0.0000432639" calcext:value-type="float">
            <text:p>4.33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39.745" calcext:value-type="float">
            <text:p>39.745</text:p>
          </table:table-cell>
          <table:table-cell office:value-type="float" office:value="0.0249563" calcext:value-type="float">
            <text:p>0.0249563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5788" calcext:value-type="float">
            <text:p>0.00015788</text:p>
          </table:table-cell>
          <table:table-cell office:value-type="float" office:value="0.000154631" calcext:value-type="float">
            <text:p>0.000154631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83796" calcext:value-type="float">
            <text:p>0.00483796</text:p>
          </table:table-cell>
          <table:table-cell office:value-type="float" office:value="0.0000282497" calcext:value-type="float">
            <text:p>2.82E-05</text:p>
          </table:table-cell>
          <table:table-cell office:value-type="float" office:value="0.0132881" calcext:value-type="float">
            <text:p>0.0132881</text:p>
          </table:table-cell>
          <table:table-cell office:value-type="float" office:value="0.0000436623" calcext:value-type="float">
            <text:p>4.37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39.9612" calcext:value-type="float">
            <text:p>39.9612</text:p>
          </table:table-cell>
          <table:table-cell office:value-type="float" office:value="0.0247921" calcext:value-type="float">
            <text:p>0.0247921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64818" calcext:value-type="float">
            <text:p>0.000164818</text:p>
          </table:table-cell>
          <table:table-cell office:value-type="float" office:value="0.000157671" calcext:value-type="float">
            <text:p>0.000157671</text:p>
          </table:table-cell>
          <table:table-cell office:value-type="float" office:value="4.65255E+196" calcext:value-type="float">
            <text:p>4.65E+196</text:p>
          </table:table-cell>
          <table:table-cell office:value-type="float" office:value="0.00478644" calcext:value-type="float">
            <text:p>0.00478644</text:p>
          </table:table-cell>
          <table:table-cell office:value-type="float" office:value="0.0000279647" calcext:value-type="float">
            <text:p>2.80E-05</text:p>
          </table:table-cell>
          <table:table-cell office:value-type="float" office:value="0.0132234" calcext:value-type="float">
            <text:p>0.0132234</text:p>
          </table:table-cell>
          <table:table-cell office:value-type="float" office:value="0.0000433646" calcext:value-type="float">
            <text:p>4.34E-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55" calcext:value-type="float">
            <text:p>0.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 style:data-style-name="N2" text:time-value="09:27:58.3804517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18:50:31.543371570</meta:creation-date>
    <meta:editing-duration>PT2H8M17S</meta:editing-duration>
    <meta:editing-cycles>3</meta:editing-cycles>
    <meta:generator>LibreOffice/5.1.6.2$Linux_X86_64 LibreOffice_project/10m0$Build-2</meta:generator>
    <dc:date>2017-11-10T09:30:58.391532661</dc:date>
    <meta:document-statistic meta:table-count="2" meta:cell-count="2553" meta:object-count="0"/>
  </office:meta>
</office:document-meta>
</file>